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0f0f0" draw:textarea-horizontal-align="justify" draw:textarea-vertical-align="top" draw:auto-grow-height="false" fo:min-height="0cm"/>
    </style:style>
    <style:style style:name="gr2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3cm" fo:min-width="0.756cm"/>
    </style:style>
    <style:style style:name="gr3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502cm" fo:min-width="0.761cm"/>
    </style:style>
    <style:style style:name="gr4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756cm"/>
    </style:style>
    <style:style style:name="gr5" style:family="graphic" style:parent-style-name="standard">
      <style:graphic-properties draw:stroke="dash" draw:stroke-dash="Ultrafine_20_Dashed" svg:stroke-color="#808080" draw:marker-end="Arrowheads_20_2" draw:marker-end-width="0.152cm" draw:textarea-horizontal-align="center" draw:textarea-vertical-align="middle"/>
    </style:style>
    <style:style style:name="gr6" style:family="graphic" style:parent-style-name="standard">
      <style:graphic-properties draw:stroke="none" draw:stroke-dash="Ultrafine_20_Dashed" svg:stroke-color="#000000" draw:marker-end="Arrowheads_20_2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color="#808080" draw:fill="solid" draw:fill-color="#ffffff" draw:textarea-vertical-align="middle" draw:auto-grow-height="false" fo:min-height="0.749cm" fo:min-width="0.499cm" style:protect="size"/>
    </style:style>
    <style:style style:name="gr8" style:family="graphic" style:parent-style-name="standard">
      <style:graphic-properties draw:stroke="solid" svg:stroke-color="#808080" draw:marker-end="Arrowheads_20_2" draw:marker-end-width="0.152cm" draw:textarea-horizontal-align="center" draw:textarea-vertical-align="middle"/>
    </style:style>
    <style:style style:name="gr9" style:family="graphic" style:parent-style-name="standard">
      <style:graphic-properties draw:stroke="solid" draw:fill="solid" draw:fill-color="#999999" draw:textarea-vertical-align="middle" draw:auto-grow-height="false" fo:min-height="0.749cm" fo:min-width="0.499cm" style:protect="size"/>
    </style:style>
    <style:style style:name="gr10" style:family="graphic" style:parent-style-name="standard">
      <style:graphic-properties draw:stroke="solid" draw:stroke-dash="Ultrafine_20_Dashed" svg:stroke-color="#808080" draw:marker-end="Arrowheads_20_2" draw:marker-end-width="0.152cm" draw:textarea-horizontal-align="center" draw:textarea-vertical-align="middle"/>
    </style:style>
    <style:style style:name="gr11" style:family="graphic" style:parent-style-name="standard">
      <style:graphic-properties draw:stroke="solid" svg:stroke-color="#000000" draw:fill="solid" draw:fill-color="#ffffff" draw:textarea-vertical-align="middle" draw:auto-grow-height="false" fo:min-height="0.749cm" fo:min-width="0.499cm" style:protect="size"/>
    </style:style>
    <style:style style:name="gr12" style:family="graphic" style:parent-style-name="standard">
      <style:graphic-properties draw:stroke="solid" svg:stroke-color="#000000" draw:marker-end="Arrowheads_20_2" draw:marker-end-width="0.152cm" draw:textarea-horizontal-align="center" draw:textarea-vertical-align="middle"/>
    </style:style>
    <style:style style:name="gr13" style:family="graphic" style:parent-style-name="standard">
      <style:graphic-properties draw:stroke="solid" svg:stroke-color="#000000" draw:fill="solid" draw:fill-color="#ffffff" draw:textarea-vertical-align="middle" draw:auto-grow-height="false" fo:min-height="0.749cm" fo:min-width="0.499cm" style:protect="size"/>
    </style:style>
    <style:style style:name="gr14" style:family="graphic" style:parent-style-name="standard">
      <style:graphic-properties draw:stroke="dash" draw:stroke-dash="Ultrafine_20_Dashed" svg:stroke-color="#000000" draw:marker-end="Arrowheads_20_2" draw:marker-end-width="0.15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New'" style:font-pitch="fixed"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5" style:family="paragraph">
      <style:paragraph-properties fo:text-align="center"/>
    </style:style>
    <style:style style:name="P6" style:family="paragraph">
      <style:text-properties style:text-position="0% 100%" fo:font-family="'Courier New'" style:font-pitch="fixed" fo:font-size="10pt"/>
    </style:style>
    <style:style style:name="P7" style:family="paragraph">
      <style:text-properties fo:font-family="'Courier New'" style:font-pitch="fixed" fo:font-size="10pt"/>
    </style:style>
    <style:style style:name="P8" style:family="paragraph">
      <style:paragraph-properties fo:margin-left="0cm" fo:margin-right="0cm" fo:text-align="center" fo:text-indent="0cm"/>
      <style:text-properties fo:font-size="9pt"/>
    </style:style>
    <style:style style:name="P9" style:family="paragraph">
      <style:paragraph-properties fo:margin-left="0cm" fo:margin-right="0cm" fo:text-indent="0cm"/>
      <style:text-properties fo:font-weight="bold"/>
    </style:style>
    <style:style style:name="P10" style:family="paragraph">
      <style:paragraph-properties fo:margin-left="0cm" fo:margin-right="0cm" fo:text-indent="0cm"/>
      <style:text-properties fo:font-family="'Courier New'" style:font-style-name="Regular" style:font-pitch="fixed" fo:font-size="10pt" fo:font-weight="bold"/>
    </style:style>
    <style:style style:name="T1" style:family="text">
      <style:text-properties fo:font-family="'Courier New'" style:font-pitch="fixed" fo:font-size="7pt"/>
    </style:style>
    <style:style style:name="T2" style:family="text">
      <style:text-properties style:text-position="sub 58%" fo:font-family="'Courier New'" style:font-pitch="fixed" fo:font-size="10pt"/>
    </style:style>
    <style:style style:name="T3" style:family="text">
      <style:text-properties fo:font-family="'Courier New'" style:font-style-name="Regular" style:font-pitch="fixed" fo:font-size="10pt"/>
    </style:style>
    <style:style style:name="T4" style:family="text">
      <style:text-properties style:text-position="sub 58%" fo:font-family="'Courier New'" style:font-style-name="Regular" style:font-pitch="fixed" fo:font-size="10pt"/>
    </style:style>
    <style:style style:name="T5" style:family="text">
      <style:text-properties style:text-position="0% 100%" fo:font-family="'Courier New'" style:font-pitch="fixed" fo:font-size="10pt"/>
    </style:style>
    <style:style style:name="T6" style:family="text">
      <style:text-properties fo:font-size="9pt"/>
    </style:style>
    <style:style style:name="T7" style:family="text">
      <style:text-properties fo:font-family="'Courier New'" style:font-style-name="Regular" style:font-pitch="fixed"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cm" svg:height="5.187cm" svg:x="3.393cm" svg:y="0.251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7cm" svg:height="5.187cm" svg:x="6.376cm" svg:y="0.251cm">
          <text:p text:style-name="P1"><text:span text:style-name="T1">chunk</text:span><text:span text:style-name="T2">t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0.756cm" svg:height="0.399cm" svg:x="2.351cm" svg:y="4.826cm">
          <draw:text-box>
            <text:p text:style-name="P3"><text:span text:style-name="T3"><text:s/></text:span><text:span text:style-name="T3">w </text:span></text:p>
          </draw:text-box>
        </draw:frame>
        <draw:frame draw:style-name="gr3" draw:text-style-name="P4" draw:layer="layout" svg:width="0.761cm" svg:height="0.502cm" svg:x="2.351cm" svg:y="4.01cm">
          <draw:text-box>
            <text:p text:style-name="P3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4" draw:text-style-name="P4" draw:layer="layout" svg:width="1.061cm" svg:height="0.399cm" svg:x="2.351cm" svg:y="0.916cm">
          <draw:text-box>
            <text:p text:style-name="P3"><text:span text:style-name="T3"><text:s/></text:span><text:span text:style-name="T3">pop </text:span></text:p>
          </draw:text-box>
        </draw:frame>
        <draw:frame draw:style-name="gr3" draw:text-style-name="P4" draw:layer="layout" svg:width="0.761cm" svg:height="0.502cm" svg:x="2.351cm" svg:y="3.069cm">
          <draw:text-box>
            <text:p text:style-name="P3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3" draw:text-style-name="P4" draw:layer="layout" svg:width="0.761cm" svg:height="0.502cm" svg:x="2.351cm" svg:y="2.454cm">
          <draw:text-box>
            <text:p text:style-name="P3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3" draw:text-style-name="P4" draw:layer="layout" svg:width="0.761cm" svg:height="0.502cm" svg:x="2.351cm" svg:y="1.838cm">
          <draw:text-box>
            <text:p text:style-name="P3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5" draw:text-style-name="P5" draw:layer="layout" draw:type="line" svg:x1="3.944cm" svg:y1="1.24cm" svg:x2="4.648cm" svg:y2="3.123cm" draw:start-shape="id1" draw:start-glue-point="9" draw:end-shape="id2" draw:end-glue-point="5">
          <text:p text:style-name="P3"/>
        </draw:connector>
        <draw:connector draw:style-name="gr5" draw:text-style-name="P5" draw:layer="layout" draw:type="line" svg:x1="3.944cm" svg:y1="1.24cm" svg:x2="4.648cm" svg:y2="2.508cm" draw:start-shape="id1" draw:start-glue-point="9" draw:end-shape="id3" draw:end-glue-point="5">
          <text:p text:style-name="P3"/>
        </draw:connector>
        <draw:frame draw:style-name="gr6" draw:text-style-name="P6" draw:layer="layout" svg:width="0.337cm" svg:height="0.502cm" svg:x="7.632cm" svg:y="5.566cm">
          <draw:text-box>
            <text:p text:style-name="P3"><text:span text:style-name="T5">w</text:span><text:span text:style-name="T2">t</text:span></text:p>
          </draw:text-box>
        </draw:frame>
        <draw:frame draw:style-name="gr6" draw:text-style-name="P7" draw:layer="layout" svg:width="0.582cm" svg:height="0.502cm" svg:x="4.514cm" svg:y="5.566cm">
          <draw:text-box>
            <text:p text:style-name="P3"><text:span text:style-name="T5">w</text:span><text:span text:style-name="T2">t-1</text:span></text:p>
          </draw:text-box>
        </draw:frame>
        <draw:connector draw:style-name="gr5" draw:text-style-name="P5" draw:layer="layout" draw:type="line" svg:x1="3.944cm" svg:y1="1.24cm" svg:x2="4.648cm" svg:y2="1.892cm" draw:start-shape="id1" draw:start-glue-point="9" draw:end-shape="id4" draw:end-glue-point="5">
          <text:p text:style-name="P3"/>
        </draw:connector>
        <draw:custom-shape draw:style-name="gr7" draw:text-style-name="P5" draw:id="id1" draw:layer="layout" svg:width="0.38cm" svg:height="0.38cm" svg:x="3.62cm" svg:y="0.91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5" draw:layer="layout" draw:type="curve" svg:x1="4.783cm" svg:y1="4.39cm" svg:x2="4.783cm" svg:y2="4.826cm" draw:start-shape="id5" draw:start-glue-point="8" draw:end-shape="id6" draw:end-glue-point="4">
          <text:p text:style-name="P3"/>
        </draw:connector>
        <draw:custom-shape draw:style-name="gr9" draw:text-style-name="P5" draw:id="id6" draw:layer="layout" svg:width="0.38cm" svg:height="0.38cm" svg:x="4.594cm" svg:y="4.82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5" draw:layer="layout" draw:type="line" svg:x1="4.975cm" svg:y1="2.027cm" svg:x2="7.596cm" svg:y2="2.027cm" draw:start-shape="id7" draw:start-glue-point="2" draw:end-shape="id8" draw:end-glue-point="6">
          <text:p text:style-name="P3"/>
        </draw:connector>
        <draw:connector draw:style-name="gr5" draw:text-style-name="P5" draw:layer="layout" draw:type="line" svg:x1="4.975cm" svg:y1="2.643cm" svg:x2="7.596cm" svg:y2="2.643cm" draw:start-shape="id9" draw:start-glue-point="2" draw:end-shape="id10" draw:end-glue-point="6">
          <text:p text:style-name="P3"/>
        </draw:connector>
        <draw:connector draw:style-name="gr5" draw:text-style-name="P5" draw:layer="layout" draw:type="line" svg:x1="4.975cm" svg:y1="3.258cm" svg:x2="7.596cm" svg:y2="3.258cm" draw:start-shape="id11" draw:start-glue-point="2" draw:end-shape="id12" draw:end-glue-point="6">
          <text:p text:style-name="P3"/>
        </draw:connector>
        <draw:connector draw:style-name="gr5" draw:text-style-name="P5" draw:id="id9" draw:layer="layout" draw:type="line" svg:x1="4.975cm" svg:y1="2.643cm" svg:x2="7.596cm" svg:y2="3.258cm" draw:end-shape="id12" draw:end-glue-point="6">
          <text:p text:style-name="P3"/>
        </draw:connector>
        <draw:connector draw:style-name="gr5" draw:text-style-name="P5" draw:layer="layout" draw:type="line" svg:x1="4.974cm" svg:y1="2.028cm" svg:x2="7.596cm" svg:y2="3.258cm" draw:start-shape="id4" draw:end-shape="id12" draw:end-glue-point="6">
          <text:p text:style-name="P3"/>
        </draw:connector>
        <draw:connector draw:style-name="gr5" draw:text-style-name="P5" draw:layer="layout" draw:type="line" svg:x1="6.946cm" svg:y1="1.24cm" svg:x2="7.65cm" svg:y2="3.123cm" draw:start-shape="id13" draw:start-glue-point="9" draw:end-shape="id12" draw:end-glue-point="5">
          <text:p text:style-name="P3"/>
        </draw:connector>
        <draw:connector draw:style-name="gr5" draw:text-style-name="P5" draw:id="id7" draw:layer="layout" draw:type="line" svg:x1="4.975cm" svg:y1="2.027cm" svg:x2="7.596cm" svg:y2="2.643cm" draw:end-shape="id10" draw:end-glue-point="6">
          <text:p text:style-name="P3"/>
        </draw:connector>
        <draw:connector draw:style-name="gr5" draw:text-style-name="P5" draw:layer="layout" draw:type="line" svg:x1="6.946cm" svg:y1="1.24cm" svg:x2="7.65cm" svg:y2="2.508cm" draw:start-shape="id13" draw:start-glue-point="9" draw:end-shape="id10" draw:end-glue-point="5">
          <text:p text:style-name="P3"/>
        </draw:connector>
        <draw:connector draw:style-name="gr5" draw:text-style-name="P5" draw:layer="layout" draw:type="line" svg:x1="6.946cm" svg:y1="1.24cm" svg:x2="7.65cm" svg:y2="1.892cm" draw:start-shape="id13" draw:start-glue-point="9" draw:end-shape="id8" draw:end-glue-point="5">
          <text:p text:style-name="P3"/>
        </draw:connector>
        <draw:connector draw:style-name="gr10" draw:text-style-name="P5" draw:layer="layout" draw:type="line" svg:x1="4.918cm" svg:y1="1.892cm" svg:x2="6.676cm" svg:y2="1.24cm" draw:start-shape="id4" draw:start-glue-point="11" draw:end-shape="id13" draw:end-glue-point="7">
          <text:p text:style-name="P3"/>
        </draw:connector>
        <draw:connector draw:style-name="gr10" draw:text-style-name="P5" draw:layer="layout" draw:type="line" svg:x1="4.918cm" svg:y1="2.508cm" svg:x2="6.676cm" svg:y2="1.24cm" draw:start-shape="id3" draw:start-glue-point="11" draw:end-shape="id13" draw:end-glue-point="7">
          <text:p text:style-name="P3"/>
        </draw:connector>
        <draw:connector draw:style-name="gr10" draw:text-style-name="P5" draw:layer="layout" draw:type="line" svg:x1="4.918cm" svg:y1="3.123cm" svg:x2="6.676cm" svg:y2="1.24cm" draw:start-shape="id2" draw:start-glue-point="11" draw:end-shape="id13" draw:end-glue-point="7">
          <text:p text:style-name="P3"/>
        </draw:connector>
        <draw:connector draw:style-name="gr10" draw:text-style-name="P5" draw:layer="layout" draw:type="line" svg:x1="4.918cm" svg:y1="4.064cm" svg:x2="6.676cm" svg:y2="1.24cm" draw:start-shape="id5" draw:start-glue-point="11" draw:end-shape="id13" draw:end-glue-point="7">
          <text:p text:style-name="P3"/>
        </draw:connector>
        <draw:custom-shape draw:style-name="gr11" draw:text-style-name="P8" draw:id="id13" draw:layer="layout" svg:width="0.38cm" svg:height="0.38cm" svg:x="6.622cm" svg:y="0.916cm">
          <text:p text:style-name="P1"><text:span text:style-name="T6">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2" draw:text-style-name="P5" draw:layer="layout" draw:type="curve" svg:x1="7.785cm" svg:y1="4.39cm" svg:x2="7.785cm" svg:y2="4.826cm" draw:start-shape="id14" draw:start-glue-point="8" draw:end-shape="id15" draw:end-glue-point="4">
          <text:p text:style-name="P3"/>
        </draw:connector>
        <draw:custom-shape draw:style-name="gr9" draw:text-style-name="P5" draw:id="id15" draw:layer="layout" svg:width="0.38cm" svg:height="0.38cm" svg:x="7.596cm" svg:y="4.82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2" draw:text-style-name="P5" draw:layer="layout" draw:type="curve" svg:x1="7.785cm" svg:y1="3.449cm" svg:x2="7.785cm" svg:y2="4.01cm" draw:start-shape="id12" draw:start-glue-point="8" draw:end-shape="id14" draw:end-glue-point="4">
          <text:p text:style-name="P3"/>
        </draw:connector>
        <draw:connector draw:style-name="gr8" draw:text-style-name="P5" draw:layer="layout" draw:type="curve" draw:line-skew="0.326cm 1.793cm" svg:x1="4.648cm" svg:y1="2.778cm" svg:x2="4.783cm" svg:y2="4.01cm" draw:start-shape="id3" draw:start-glue-point="7" draw:end-shape="id5" draw:end-glue-point="4">
          <text:p text:style-name="P3"/>
        </draw:connector>
        <draw:connector draw:style-name="gr8" draw:text-style-name="P5" draw:layer="layout" draw:type="curve" draw:line-skew="0.128cm 0.624cm" svg:x1="4.648cm" svg:y1="2.162cm" svg:x2="4.783cm" svg:y2="4.01cm" draw:start-shape="id4" draw:start-glue-point="7" draw:end-shape="id5" draw:end-glue-point="4">
          <text:p text:style-name="P3"/>
        </draw:connector>
        <draw:connector draw:style-name="gr8" draw:text-style-name="P5" draw:layer="layout" draw:type="curve" svg:x1="4.783cm" svg:y1="3.449cm" svg:x2="4.783cm" svg:y2="4.01cm" draw:start-shape="id2" draw:start-glue-point="8" draw:end-shape="id5" draw:end-glue-point="4">
          <text:p text:style-name="P3"/>
        </draw:connector>
        <draw:connector draw:style-name="gr12" draw:text-style-name="P5" draw:layer="layout" draw:type="curve" draw:line-skew="-0.177cm 0.392cm" svg:x1="7.976cm" svg:y1="3.258cm" svg:x2="7.785cm" svg:y2="4.826cm" draw:start-shape="id12" draw:start-glue-point="10" draw:end-shape="id15" draw:end-glue-point="4">
          <text:p text:style-name="P3"/>
        </draw:connector>
        <draw:connector draw:style-name="gr12" draw:text-style-name="P5" draw:layer="layout" draw:type="curve" draw:line-skew="0cm 0.739cm" svg:x1="7.976cm" svg:y1="2.643cm" svg:x2="7.785cm" svg:y2="4.826cm" draw:start-shape="id10" draw:start-glue-point="10" draw:end-shape="id15" draw:end-glue-point="4">
          <text:p text:style-name="P3"/>
        </draw:connector>
        <draw:connector draw:style-name="gr12" draw:text-style-name="P5" draw:layer="layout" draw:type="curve" draw:line-skew="0.168cm 1.093cm" svg:x1="7.976cm" svg:y1="2.027cm" svg:x2="7.785cm" svg:y2="4.826cm" draw:start-shape="id8" draw:start-glue-point="10" draw:end-shape="id15" draw:end-glue-point="4">
          <text:p text:style-name="P3"/>
        </draw:connector>
        <draw:connector draw:style-name="gr8" draw:text-style-name="P5" draw:layer="layout" draw:type="curve" draw:line-skew="-0.178cm 0.354cm" svg:x1="4.974cm" svg:y1="3.258cm" svg:x2="4.783cm" svg:y2="4.826cm" draw:start-shape="id2" draw:start-glue-point="10" draw:end-shape="id6" draw:end-glue-point="4">
          <text:p text:style-name="P3"/>
        </draw:connector>
        <draw:connector draw:style-name="gr8" draw:text-style-name="P5" draw:layer="layout" draw:type="curve" draw:line-skew="0.012cm 0.71cm" svg:x1="4.974cm" svg:y1="2.643cm" svg:x2="4.783cm" svg:y2="4.826cm" draw:start-shape="id3" draw:start-glue-point="10" draw:end-shape="id6" draw:end-glue-point="4">
          <text:p text:style-name="P3"/>
        </draw:connector>
        <draw:connector draw:style-name="gr8" draw:text-style-name="P5" draw:layer="layout" draw:type="curve" draw:line-skew="0.17cm 1.075cm" svg:x1="4.974cm" svg:y1="2.027cm" svg:x2="4.783cm" svg:y2="4.826cm" draw:start-shape="id4" draw:start-glue-point="10" draw:end-shape="id6" draw:end-glue-point="4">
          <text:p text:style-name="P3"/>
        </draw:connector>
        <draw:custom-shape draw:style-name="gr1" draw:text-style-name="P2" draw:layer="layout" svg:width="2.7cm" svg:height="5.187cm" svg:x="3.393cm" svg:y="6.351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7cm" svg:height="5.187cm" svg:x="6.376cm" svg:y="6.351cm">
          <text:p text:style-name="P1"><text:span text:style-name="T1">chunk</text:span><text:span text:style-name="T2">t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0.756cm" svg:height="0.399cm" svg:x="2.351cm" svg:y="10.926cm">
          <draw:text-box>
            <text:p text:style-name="P3"><text:span text:style-name="T3"><text:s/></text:span><text:span text:style-name="T3">w </text:span></text:p>
          </draw:text-box>
        </draw:frame>
        <draw:frame draw:style-name="gr3" draw:text-style-name="P4" draw:layer="layout" svg:width="0.761cm" svg:height="0.502cm" svg:x="2.351cm" svg:y="10.11cm">
          <draw:text-box>
            <text:p text:style-name="P3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4" draw:text-style-name="P4" draw:layer="layout" svg:width="1.061cm" svg:height="0.399cm" svg:x="2.351cm" svg:y="7.016cm">
          <draw:text-box>
            <text:p text:style-name="P3"><text:span text:style-name="T3"><text:s/></text:span><text:span text:style-name="T3">pop </text:span></text:p>
          </draw:text-box>
        </draw:frame>
        <draw:frame draw:style-name="gr3" draw:text-style-name="P4" draw:layer="layout" svg:width="0.761cm" svg:height="0.502cm" svg:x="2.351cm" svg:y="9.169cm">
          <draw:text-box>
            <text:p text:style-name="P3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3" draw:text-style-name="P4" draw:layer="layout" svg:width="0.761cm" svg:height="0.502cm" svg:x="2.351cm" svg:y="8.554cm">
          <draw:text-box>
            <text:p text:style-name="P3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3" draw:text-style-name="P4" draw:layer="layout" svg:width="0.761cm" svg:height="0.502cm" svg:x="2.351cm" svg:y="7.938cm">
          <draw:text-box>
            <text:p text:style-name="P3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5" draw:text-style-name="P5" draw:layer="layout" draw:type="line" svg:x1="3.944cm" svg:y1="7.34cm" svg:x2="4.648cm" svg:y2="9.223cm" draw:start-shape="id16" draw:start-glue-point="9" draw:end-shape="id17" draw:end-glue-point="5">
          <text:p text:style-name="P3"/>
        </draw:connector>
        <draw:connector draw:style-name="gr5" draw:text-style-name="P5" draw:layer="layout" draw:type="line" svg:x1="3.944cm" svg:y1="7.34cm" svg:x2="4.648cm" svg:y2="8.608cm" draw:start-shape="id16" draw:start-glue-point="9" draw:end-shape="id18" draw:end-glue-point="5">
          <text:p text:style-name="P3"/>
        </draw:connector>
        <draw:frame draw:style-name="gr6" draw:text-style-name="P6" draw:layer="layout" svg:width="0.337cm" svg:height="0.502cm" svg:x="7.632cm" svg:y="11.666cm">
          <draw:text-box>
            <text:p text:style-name="P3"><text:span text:style-name="T5">w</text:span><text:span text:style-name="T2">t</text:span></text:p>
          </draw:text-box>
        </draw:frame>
        <draw:frame draw:style-name="gr6" draw:text-style-name="P7" draw:layer="layout" svg:width="0.582cm" svg:height="0.502cm" svg:x="4.514cm" svg:y="11.666cm">
          <draw:text-box>
            <text:p text:style-name="P3"><text:span text:style-name="T5">w</text:span><text:span text:style-name="T2">t-1</text:span></text:p>
          </draw:text-box>
        </draw:frame>
        <draw:connector draw:style-name="gr5" draw:text-style-name="P5" draw:layer="layout" draw:type="line" svg:x1="3.944cm" svg:y1="7.34cm" svg:x2="4.648cm" svg:y2="7.992cm" draw:start-shape="id16" draw:start-glue-point="9" draw:end-shape="id19" draw:end-glue-point="5">
          <text:p text:style-name="P3"/>
        </draw:connector>
        <draw:custom-shape draw:style-name="gr7" draw:text-style-name="P5" draw:id="id16" draw:layer="layout" svg:width="0.38cm" svg:height="0.38cm" svg:x="3.62cm" svg:y="7.01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5" draw:layer="layout" draw:type="curve" svg:x1="4.783cm" svg:y1="10.49cm" svg:x2="4.783cm" svg:y2="10.926cm" draw:start-shape="id20" draw:start-glue-point="8" draw:end-shape="id21" draw:end-glue-point="4">
          <text:p text:style-name="P3"/>
        </draw:connector>
        <draw:custom-shape draw:style-name="gr9" draw:text-style-name="P5" draw:id="id21" draw:layer="layout" svg:width="0.38cm" svg:height="0.38cm" svg:x="4.594cm" svg:y="10.92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5" draw:id="id25" draw:layer="layout" draw:type="line" svg:x1="4.975cm" svg:y1="8.743cm" svg:x2="7.596cm" svg:y2="9.358cm" draw:end-shape="id22" draw:end-glue-point="6">
          <text:p text:style-name="P3"/>
        </draw:connector>
        <draw:connector draw:style-name="gr5" draw:text-style-name="P5" draw:layer="layout" draw:type="line" svg:x1="4.974cm" svg:y1="8.128cm" svg:x2="7.596cm" svg:y2="9.358cm" draw:start-shape="id19" draw:end-shape="id22" draw:end-glue-point="6">
          <text:p text:style-name="P3"/>
        </draw:connector>
        <draw:connector draw:style-name="gr5" draw:text-style-name="P5" draw:layer="layout" draw:type="line" svg:x1="6.946cm" svg:y1="7.34cm" svg:x2="7.65cm" svg:y2="9.223cm" draw:start-shape="id23" draw:start-glue-point="9" draw:end-shape="id22" draw:end-glue-point="5">
          <text:p text:style-name="P3"/>
        </draw:connector>
        <draw:connector draw:style-name="gr5" draw:text-style-name="P5" draw:id="id74" draw:layer="layout" draw:type="line" svg:x1="4.975cm" svg:y1="8.127cm" svg:x2="7.596cm" svg:y2="8.743cm" draw:end-shape="id24" draw:end-glue-point="6">
          <text:p text:style-name="P3"/>
        </draw:connector>
        <draw:connector draw:style-name="gr5" draw:text-style-name="P5" draw:layer="layout" draw:type="line" svg:x1="6.946cm" svg:y1="7.34cm" svg:x2="7.65cm" svg:y2="8.608cm" draw:start-shape="id23" draw:start-glue-point="9" draw:end-shape="id24" draw:end-glue-point="5">
          <text:p text:style-name="P3"/>
        </draw:connector>
        <draw:connector draw:style-name="gr5" draw:text-style-name="P5" draw:layer="layout" draw:type="line" svg:x1="4.975cm" svg:y1="8.743cm" svg:x2="7.596cm" svg:y2="8.127cm" draw:start-shape="id25" draw:start-glue-point="2" draw:end-shape="id26" draw:end-glue-point="6">
          <text:p text:style-name="P3"/>
        </draw:connector>
        <draw:connector draw:style-name="gr5" draw:text-style-name="P5" draw:id="id75" draw:layer="layout" draw:type="line" svg:x1="4.975cm" svg:y1="9.358cm" svg:x2="7.596cm" svg:y2="8.743cm" draw:end-shape="id24" draw:end-glue-point="6">
          <text:p text:style-name="P3"/>
        </draw:connector>
        <draw:connector draw:style-name="gr5" draw:text-style-name="P5" draw:layer="layout" draw:type="line" svg:x1="4.974cm" svg:y1="10.299cm" svg:x2="7.596cm" svg:y2="9.358cm" draw:start-shape="id20" draw:start-glue-point="10" draw:end-shape="id22" draw:end-glue-point="6">
          <text:p text:style-name="P3"/>
        </draw:connector>
        <draw:connector draw:style-name="gr5" draw:text-style-name="P5" draw:layer="layout" draw:type="line" svg:x1="6.946cm" svg:y1="7.34cm" svg:x2="7.65cm" svg:y2="7.992cm" draw:start-shape="id23" draw:start-glue-point="9" draw:end-shape="id26" draw:end-glue-point="5">
          <text:p text:style-name="P3"/>
        </draw:connector>
        <draw:connector draw:style-name="gr10" draw:text-style-name="P5" draw:layer="layout" draw:type="line" svg:x1="4.918cm" svg:y1="7.992cm" svg:x2="6.676cm" svg:y2="7.34cm" draw:start-shape="id19" draw:start-glue-point="11" draw:end-shape="id23" draw:end-glue-point="7">
          <text:p text:style-name="P3"/>
        </draw:connector>
        <draw:connector draw:style-name="gr10" draw:text-style-name="P5" draw:layer="layout" draw:type="line" svg:x1="4.918cm" svg:y1="8.608cm" svg:x2="6.676cm" svg:y2="7.34cm" draw:start-shape="id18" draw:start-glue-point="11" draw:end-shape="id23" draw:end-glue-point="7">
          <text:p text:style-name="P3"/>
        </draw:connector>
        <draw:connector draw:style-name="gr10" draw:text-style-name="P5" draw:layer="layout" draw:type="line" svg:x1="4.918cm" svg:y1="9.223cm" svg:x2="6.676cm" svg:y2="7.34cm" draw:start-shape="id17" draw:start-glue-point="11" draw:end-shape="id23" draw:end-glue-point="7">
          <text:p text:style-name="P3"/>
        </draw:connector>
        <draw:connector draw:style-name="gr10" draw:text-style-name="P5" draw:layer="layout" draw:type="line" svg:x1="4.918cm" svg:y1="10.164cm" svg:x2="6.676cm" svg:y2="7.34cm" draw:start-shape="id20" draw:start-glue-point="11" draw:end-shape="id23" draw:end-glue-point="7">
          <text:p text:style-name="P3"/>
        </draw:connector>
        <draw:custom-shape draw:style-name="gr11" draw:text-style-name="P8" draw:id="id23" draw:layer="layout" svg:width="0.38cm" svg:height="0.38cm" svg:x="6.622cm" svg:y="7.016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2" draw:text-style-name="P5" draw:layer="layout" draw:type="curve" svg:x1="7.785cm" svg:y1="10.49cm" svg:x2="7.785cm" svg:y2="10.926cm" draw:start-shape="id27" draw:start-glue-point="8" draw:end-shape="id28" draw:end-glue-point="4">
          <text:p text:style-name="P3"/>
        </draw:connector>
        <draw:custom-shape draw:style-name="gr13" draw:text-style-name="P5" draw:id="id27" draw:layer="layout" svg:width="0.38cm" svg:height="0.38cm" svg:x="7.596cm" svg:y="10.1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5" draw:id="id28" draw:layer="layout" svg:width="0.38cm" svg:height="0.38cm" svg:x="7.596cm" svg:y="10.92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2" draw:text-style-name="P5" draw:layer="layout" draw:type="curve" svg:x1="7.785cm" svg:y1="9.549cm" svg:x2="7.785cm" svg:y2="10.11cm" draw:start-shape="id22" draw:start-glue-point="8" draw:end-shape="id27" draw:end-glue-point="4">
          <text:p text:style-name="P3"/>
        </draw:connector>
        <draw:connector draw:style-name="gr12" draw:text-style-name="P5" draw:layer="layout" draw:type="curve" draw:line-skew="0.396cm 1.837cm" svg:x1="7.65cm" svg:y1="8.878cm" svg:x2="7.785cm" svg:y2="10.11cm" draw:start-shape="id24" draw:start-glue-point="7" draw:end-shape="id27" draw:end-glue-point="4">
          <text:p text:style-name="P3"/>
        </draw:connector>
        <draw:connector draw:style-name="gr12" draw:text-style-name="P5" draw:layer="layout" draw:type="curve" draw:line-skew="0.157cm 0.67cm" svg:x1="7.65cm" svg:y1="8.262cm" svg:x2="7.785cm" svg:y2="10.11cm" draw:start-shape="id26" draw:start-glue-point="7" draw:end-shape="id27" draw:end-glue-point="4">
          <text:p text:style-name="P3"/>
        </draw:connector>
        <draw:connector draw:style-name="gr8" draw:text-style-name="P5" draw:layer="layout" draw:type="curve" draw:line-skew="0.326cm 1.793cm" svg:x1="4.648cm" svg:y1="8.878cm" svg:x2="4.783cm" svg:y2="10.11cm" draw:start-shape="id18" draw:start-glue-point="7" draw:end-shape="id20" draw:end-glue-point="4">
          <text:p text:style-name="P3"/>
        </draw:connector>
        <draw:connector draw:style-name="gr8" draw:text-style-name="P5" draw:layer="layout" draw:type="curve" draw:line-skew="0.128cm 0.624cm" svg:x1="4.648cm" svg:y1="8.262cm" svg:x2="4.783cm" svg:y2="10.11cm" draw:start-shape="id19" draw:start-glue-point="7" draw:end-shape="id20" draw:end-glue-point="4">
          <text:p text:style-name="P3"/>
        </draw:connector>
        <draw:connector draw:style-name="gr8" draw:text-style-name="P5" draw:layer="layout" draw:type="curve" svg:x1="4.783cm" svg:y1="9.549cm" svg:x2="4.783cm" svg:y2="10.11cm" draw:start-shape="id17" draw:start-glue-point="8" draw:end-shape="id20" draw:end-glue-point="4">
          <text:p text:style-name="P3"/>
        </draw:connector>
        <draw:connector draw:style-name="gr12" draw:text-style-name="P5" draw:layer="layout" draw:type="curve" draw:line-skew="-0.177cm 0.392cm" svg:x1="7.976cm" svg:y1="9.358cm" svg:x2="7.785cm" svg:y2="10.926cm" draw:start-shape="id22" draw:start-glue-point="10" draw:end-shape="id28" draw:end-glue-point="4">
          <text:p text:style-name="P3"/>
        </draw:connector>
        <draw:connector draw:style-name="gr12" draw:text-style-name="P5" draw:layer="layout" draw:type="curve" draw:line-skew="0cm 0.739cm" svg:x1="7.976cm" svg:y1="8.743cm" svg:x2="7.785cm" svg:y2="10.926cm" draw:start-shape="id24" draw:start-glue-point="10" draw:end-shape="id28" draw:end-glue-point="4">
          <text:p text:style-name="P3"/>
        </draw:connector>
        <draw:connector draw:style-name="gr12" draw:text-style-name="P5" draw:layer="layout" draw:type="curve" draw:line-skew="0.168cm 1.093cm" svg:x1="7.976cm" svg:y1="8.127cm" svg:x2="7.785cm" svg:y2="10.926cm" draw:start-shape="id26" draw:start-glue-point="10" draw:end-shape="id28" draw:end-glue-point="4">
          <text:p text:style-name="P3"/>
        </draw:connector>
        <draw:connector draw:style-name="gr8" draw:text-style-name="P5" draw:layer="layout" draw:type="curve" draw:line-skew="-0.178cm 0.354cm" svg:x1="4.974cm" svg:y1="9.358cm" svg:x2="4.783cm" svg:y2="10.926cm" draw:start-shape="id17" draw:start-glue-point="10" draw:end-shape="id21" draw:end-glue-point="4">
          <text:p text:style-name="P3"/>
        </draw:connector>
        <draw:connector draw:style-name="gr8" draw:text-style-name="P5" draw:layer="layout" draw:type="curve" draw:line-skew="0.012cm 0.71cm" svg:x1="4.974cm" svg:y1="8.743cm" svg:x2="4.783cm" svg:y2="10.926cm" draw:start-shape="id18" draw:start-glue-point="10" draw:end-shape="id21" draw:end-glue-point="4">
          <text:p text:style-name="P3"/>
        </draw:connector>
        <draw:connector draw:style-name="gr8" draw:text-style-name="P5" draw:layer="layout" draw:type="curve" draw:line-skew="0.17cm 1.075cm" svg:x1="4.974cm" svg:y1="8.127cm" svg:x2="4.783cm" svg:y2="10.926cm" draw:start-shape="id19" draw:start-glue-point="10" draw:end-shape="id21" draw:end-glue-point="4">
          <text:p text:style-name="P3"/>
        </draw:connector>
        <draw:custom-shape draw:style-name="gr1" draw:text-style-name="P2" draw:layer="layout" svg:width="2.7cm" svg:height="5.187cm" svg:x="3.393cm" svg:y="12.451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7cm" svg:height="5.187cm" svg:x="6.376cm" svg:y="12.451cm">
          <text:p text:style-name="P1"><text:span text:style-name="T1">chunk</text:span><text:span text:style-name="T2">t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0.756cm" svg:height="0.399cm" svg:x="2.351cm" svg:y="17.026cm">
          <draw:text-box>
            <text:p text:style-name="P3"><text:span text:style-name="T3"><text:s/></text:span><text:span text:style-name="T3">w </text:span></text:p>
          </draw:text-box>
        </draw:frame>
        <draw:frame draw:style-name="gr3" draw:text-style-name="P4" draw:layer="layout" svg:width="0.761cm" svg:height="0.502cm" svg:x="2.351cm" svg:y="16.21cm">
          <draw:text-box>
            <text:p text:style-name="P3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4" draw:text-style-name="P4" draw:layer="layout" svg:width="1.061cm" svg:height="0.399cm" svg:x="2.351cm" svg:y="13.116cm">
          <draw:text-box>
            <text:p text:style-name="P3"><text:span text:style-name="T3"><text:s/></text:span><text:span text:style-name="T3">pop </text:span></text:p>
          </draw:text-box>
        </draw:frame>
        <draw:frame draw:style-name="gr3" draw:text-style-name="P4" draw:layer="layout" svg:width="0.761cm" svg:height="0.502cm" svg:x="2.351cm" svg:y="15.269cm">
          <draw:text-box>
            <text:p text:style-name="P3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3" draw:text-style-name="P4" draw:layer="layout" svg:width="0.761cm" svg:height="0.502cm" svg:x="2.351cm" svg:y="14.654cm">
          <draw:text-box>
            <text:p text:style-name="P3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3" draw:text-style-name="P4" draw:layer="layout" svg:width="0.761cm" svg:height="0.502cm" svg:x="2.351cm" svg:y="14.038cm">
          <draw:text-box>
            <text:p text:style-name="P3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5" draw:text-style-name="P5" draw:layer="layout" draw:type="line" svg:x1="3.944cm" svg:y1="13.44cm" svg:x2="4.648cm" svg:y2="15.323cm" draw:start-shape="id29" draw:start-glue-point="9" draw:end-shape="id30" draw:end-glue-point="5">
          <text:p text:style-name="P3"/>
        </draw:connector>
        <draw:connector draw:style-name="gr5" draw:text-style-name="P5" draw:layer="layout" draw:type="line" svg:x1="3.944cm" svg:y1="13.44cm" svg:x2="4.648cm" svg:y2="14.708cm" draw:start-shape="id29" draw:start-glue-point="9" draw:end-shape="id31" draw:end-glue-point="5">
          <text:p text:style-name="P3"/>
        </draw:connector>
        <draw:frame draw:style-name="gr6" draw:text-style-name="P6" draw:layer="layout" svg:width="0.337cm" svg:height="0.502cm" svg:x="7.632cm" svg:y="17.766cm">
          <draw:text-box>
            <text:p text:style-name="P3"><text:span text:style-name="T5">w</text:span><text:span text:style-name="T2">t</text:span></text:p>
          </draw:text-box>
        </draw:frame>
        <draw:frame draw:style-name="gr6" draw:text-style-name="P7" draw:layer="layout" svg:width="0.582cm" svg:height="0.502cm" svg:x="4.514cm" svg:y="17.766cm">
          <draw:text-box>
            <text:p text:style-name="P3"><text:span text:style-name="T5">w</text:span><text:span text:style-name="T2">t-1</text:span></text:p>
          </draw:text-box>
        </draw:frame>
        <draw:connector draw:style-name="gr5" draw:text-style-name="P5" draw:layer="layout" draw:type="line" svg:x1="3.944cm" svg:y1="13.44cm" svg:x2="4.648cm" svg:y2="14.092cm" draw:start-shape="id29" draw:start-glue-point="9" draw:end-shape="id32" draw:end-glue-point="5">
          <text:p text:style-name="P3"/>
        </draw:connector>
        <draw:custom-shape draw:style-name="gr7" draw:text-style-name="P5" draw:id="id29" draw:layer="layout" svg:width="0.38cm" svg:height="0.38cm" svg:x="3.62cm" svg:y="13.11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5" draw:layer="layout" draw:type="curve" svg:x1="4.783cm" svg:y1="16.59cm" svg:x2="4.783cm" svg:y2="17.026cm" draw:start-shape="id33" draw:start-glue-point="8" draw:end-shape="id34" draw:end-glue-point="4">
          <text:p text:style-name="P3"/>
        </draw:connector>
        <draw:custom-shape draw:style-name="gr9" draw:text-style-name="P5" draw:id="id34" draw:layer="layout" svg:width="0.38cm" svg:height="0.38cm" svg:x="4.594cm" svg:y="17.02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5" draw:layer="layout" draw:type="line" svg:x1="4.975cm" svg:y1="14.227cm" svg:x2="7.596cm" svg:y2="14.227cm" draw:start-shape="id35" draw:start-glue-point="2" draw:end-shape="id36" draw:end-glue-point="6">
          <text:p text:style-name="P3"/>
        </draw:connector>
        <draw:connector draw:style-name="gr5" draw:text-style-name="P5" draw:layer="layout" draw:type="line" svg:x1="4.975cm" svg:y1="14.843cm" svg:x2="7.596cm" svg:y2="14.843cm" draw:start-shape="id37" draw:start-glue-point="2" draw:end-shape="id38" draw:end-glue-point="6">
          <text:p text:style-name="P3"/>
        </draw:connector>
        <draw:connector draw:style-name="gr5" draw:text-style-name="P5" draw:layer="layout" draw:type="line" svg:x1="4.975cm" svg:y1="15.458cm" svg:x2="7.596cm" svg:y2="15.458cm" draw:start-shape="id39" draw:start-glue-point="2" draw:end-shape="id40" draw:end-glue-point="6">
          <text:p text:style-name="P3"/>
        </draw:connector>
        <draw:connector draw:style-name="gr5" draw:text-style-name="P5" draw:layer="layout" draw:type="line" svg:x1="4.974cm" svg:y1="14.228cm" svg:x2="7.596cm" svg:y2="15.458cm" draw:start-shape="id32" draw:end-shape="id40" draw:end-glue-point="6">
          <text:p text:style-name="P3"/>
        </draw:connector>
        <draw:connector draw:style-name="gr5" draw:text-style-name="P5" draw:layer="layout" draw:type="line" svg:x1="6.946cm" svg:y1="13.44cm" svg:x2="7.65cm" svg:y2="15.323cm" draw:start-shape="id41" draw:start-glue-point="9" draw:end-shape="id40" draw:end-glue-point="5">
          <text:p text:style-name="P3"/>
        </draw:connector>
        <draw:connector draw:style-name="gr5" draw:text-style-name="P5" draw:layer="layout" draw:type="line" svg:x1="6.946cm" svg:y1="13.44cm" svg:x2="7.65cm" svg:y2="14.708cm" draw:start-shape="id41" draw:start-glue-point="9" draw:end-shape="id38" draw:end-glue-point="5">
          <text:p text:style-name="P3"/>
        </draw:connector>
        <draw:connector draw:style-name="gr5" draw:text-style-name="P5" draw:layer="layout" draw:type="line" svg:x1="4.975cm" svg:y1="14.843cm" svg:x2="7.596cm" svg:y2="14.227cm" draw:start-shape="id37" draw:start-glue-point="2" draw:end-shape="id36" draw:end-glue-point="6">
          <text:p text:style-name="P3"/>
        </draw:connector>
        <draw:connector draw:style-name="gr5" draw:text-style-name="P5" draw:id="id39" draw:layer="layout" draw:type="line" svg:x1="4.975cm" svg:y1="15.458cm" svg:x2="7.596cm" svg:y2="14.843cm" draw:end-shape="id38" draw:end-glue-point="6">
          <text:p text:style-name="P3"/>
        </draw:connector>
        <draw:connector draw:style-name="gr5" draw:text-style-name="P5" draw:layer="layout" draw:type="line" svg:x1="4.974cm" svg:y1="16.399cm" svg:x2="7.596cm" svg:y2="15.458cm" draw:start-shape="id33" draw:start-glue-point="10" draw:end-shape="id40" draw:end-glue-point="6">
          <text:p text:style-name="P3"/>
        </draw:connector>
        <draw:connector draw:style-name="gr5" draw:text-style-name="P5" draw:layer="layout" draw:type="line" svg:x1="6.946cm" svg:y1="13.44cm" svg:x2="7.65cm" svg:y2="14.092cm" draw:start-shape="id41" draw:start-glue-point="9" draw:end-shape="id36" draw:end-glue-point="5">
          <text:p text:style-name="P3"/>
        </draw:connector>
        <draw:connector draw:style-name="gr10" draw:text-style-name="P5" draw:layer="layout" draw:type="line" svg:x1="4.918cm" svg:y1="14.092cm" svg:x2="6.676cm" svg:y2="13.44cm" draw:start-shape="id32" draw:start-glue-point="11" draw:end-shape="id41" draw:end-glue-point="7">
          <text:p text:style-name="P3"/>
        </draw:connector>
        <draw:connector draw:style-name="gr10" draw:text-style-name="P5" draw:layer="layout" draw:type="line" svg:x1="4.918cm" svg:y1="14.708cm" svg:x2="6.676cm" svg:y2="13.44cm" draw:start-shape="id31" draw:start-glue-point="11" draw:end-shape="id41" draw:end-glue-point="7">
          <text:p text:style-name="P3"/>
        </draw:connector>
        <draw:connector draw:style-name="gr10" draw:text-style-name="P5" draw:layer="layout" draw:type="line" svg:x1="4.918cm" svg:y1="15.323cm" svg:x2="6.676cm" svg:y2="13.44cm" draw:start-shape="id30" draw:start-glue-point="11" draw:end-shape="id41" draw:end-glue-point="7">
          <text:p text:style-name="P3"/>
        </draw:connector>
        <draw:connector draw:style-name="gr10" draw:text-style-name="P5" draw:layer="layout" draw:type="line" svg:x1="4.918cm" svg:y1="16.264cm" svg:x2="6.676cm" svg:y2="13.44cm" draw:start-shape="id33" draw:start-glue-point="11" draw:end-shape="id41" draw:end-glue-point="7">
          <text:p text:style-name="P3"/>
        </draw:connector>
        <draw:connector draw:style-name="gr12" draw:text-style-name="P5" draw:layer="layout" draw:type="curve" svg:x1="7.785cm" svg:y1="16.59cm" svg:x2="7.785cm" svg:y2="17.026cm" draw:start-shape="id42" draw:start-glue-point="8" draw:end-shape="id43" draw:end-glue-point="4">
          <text:p text:style-name="P3"/>
        </draw:connector>
        <draw:custom-shape draw:style-name="gr9" draw:text-style-name="P5" draw:id="id43" draw:layer="layout" svg:width="0.38cm" svg:height="0.38cm" svg:x="7.596cm" svg:y="17.02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2" draw:text-style-name="P5" draw:layer="layout" draw:type="curve" svg:x1="7.785cm" svg:y1="15.649cm" svg:x2="7.785cm" svg:y2="16.21cm" draw:start-shape="id40" draw:start-glue-point="8" draw:end-shape="id42" draw:end-glue-point="4">
          <text:p text:style-name="P3"/>
        </draw:connector>
        <draw:connector draw:style-name="gr12" draw:text-style-name="P5" draw:layer="layout" draw:type="curve" draw:line-skew="0.396cm 1.837cm" svg:x1="7.65cm" svg:y1="14.978cm" svg:x2="7.785cm" svg:y2="16.21cm" draw:start-shape="id38" draw:start-glue-point="7" draw:end-shape="id42" draw:end-glue-point="4">
          <text:p text:style-name="P3"/>
        </draw:connector>
        <draw:connector draw:style-name="gr12" draw:text-style-name="P5" draw:layer="layout" draw:type="curve" draw:line-skew="0.157cm 0.67cm" svg:x1="7.65cm" svg:y1="14.362cm" svg:x2="7.785cm" svg:y2="16.21cm" draw:start-shape="id36" draw:start-glue-point="7" draw:end-shape="id42" draw:end-glue-point="4">
          <text:p text:style-name="P3"/>
        </draw:connector>
        <draw:connector draw:style-name="gr8" draw:text-style-name="P5" draw:layer="layout" draw:type="curve" draw:line-skew="0.326cm 1.793cm" svg:x1="4.648cm" svg:y1="14.978cm" svg:x2="4.783cm" svg:y2="16.21cm" draw:start-shape="id31" draw:start-glue-point="7" draw:end-shape="id33" draw:end-glue-point="4">
          <text:p text:style-name="P3"/>
        </draw:connector>
        <draw:connector draw:style-name="gr8" draw:text-style-name="P5" draw:layer="layout" draw:type="curve" draw:line-skew="0.128cm 0.624cm" svg:x1="4.648cm" svg:y1="14.362cm" svg:x2="4.783cm" svg:y2="16.21cm" draw:start-shape="id32" draw:start-glue-point="7" draw:end-shape="id33" draw:end-glue-point="4">
          <text:p text:style-name="P3"/>
        </draw:connector>
        <draw:connector draw:style-name="gr8" draw:text-style-name="P5" draw:layer="layout" draw:type="curve" svg:x1="4.783cm" svg:y1="15.649cm" svg:x2="4.783cm" svg:y2="16.21cm" draw:start-shape="id30" draw:start-glue-point="8" draw:end-shape="id33" draw:end-glue-point="4">
          <text:p text:style-name="P3"/>
        </draw:connector>
        <draw:connector draw:style-name="gr12" draw:text-style-name="P5" draw:layer="layout" draw:type="curve" draw:line-skew="-0.177cm 0.392cm" svg:x1="7.976cm" svg:y1="15.458cm" svg:x2="7.785cm" svg:y2="17.026cm" draw:start-shape="id40" draw:start-glue-point="10" draw:end-shape="id43" draw:end-glue-point="4">
          <text:p text:style-name="P3"/>
        </draw:connector>
        <draw:connector draw:style-name="gr12" draw:text-style-name="P5" draw:layer="layout" draw:type="curve" draw:line-skew="0cm 0.739cm" svg:x1="7.976cm" svg:y1="14.843cm" svg:x2="7.785cm" svg:y2="17.026cm" draw:start-shape="id38" draw:start-glue-point="10" draw:end-shape="id43" draw:end-glue-point="4">
          <text:p text:style-name="P3"/>
        </draw:connector>
        <draw:connector draw:style-name="gr12" draw:text-style-name="P5" draw:layer="layout" draw:type="curve" draw:line-skew="0.168cm 1.093cm" svg:x1="7.976cm" svg:y1="14.227cm" svg:x2="7.785cm" svg:y2="17.026cm" draw:start-shape="id36" draw:start-glue-point="10" draw:end-shape="id43" draw:end-glue-point="4">
          <text:p text:style-name="P3"/>
        </draw:connector>
        <draw:connector draw:style-name="gr8" draw:text-style-name="P5" draw:layer="layout" draw:type="curve" draw:line-skew="-0.178cm 0.354cm" svg:x1="4.974cm" svg:y1="15.458cm" svg:x2="4.783cm" svg:y2="17.026cm" draw:start-shape="id30" draw:start-glue-point="10" draw:end-shape="id34" draw:end-glue-point="4">
          <text:p text:style-name="P3"/>
        </draw:connector>
        <draw:connector draw:style-name="gr8" draw:text-style-name="P5" draw:layer="layout" draw:type="curve" draw:line-skew="0.012cm 0.71cm" svg:x1="4.974cm" svg:y1="14.843cm" svg:x2="4.783cm" svg:y2="17.026cm" draw:start-shape="id31" draw:start-glue-point="10" draw:end-shape="id34" draw:end-glue-point="4">
          <text:p text:style-name="P3"/>
        </draw:connector>
        <draw:connector draw:style-name="gr8" draw:text-style-name="P5" draw:layer="layout" draw:type="curve" draw:line-skew="0.17cm 1.075cm" svg:x1="4.974cm" svg:y1="14.227cm" svg:x2="4.783cm" svg:y2="17.026cm" draw:start-shape="id32" draw:start-glue-point="10" draw:end-shape="id34" draw:end-glue-point="4">
          <text:p text:style-name="P3"/>
        </draw:connector>
        <draw:custom-shape draw:style-name="gr1" draw:text-style-name="P2" draw:layer="layout" svg:width="2.7cm" svg:height="5.187cm" svg:x="3.393cm" svg:y="18.551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7cm" svg:height="5.187cm" svg:x="6.376cm" svg:y="18.551cm">
          <text:p text:style-name="P1"><text:span text:style-name="T1">chunk</text:span><text:span text:style-name="T2">t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0.756cm" svg:height="0.399cm" svg:x="2.351cm" svg:y="23.126cm">
          <draw:text-box>
            <text:p text:style-name="P3"><text:span text:style-name="T3"><text:s/></text:span><text:span text:style-name="T3">w </text:span></text:p>
          </draw:text-box>
        </draw:frame>
        <draw:frame draw:style-name="gr3" draw:text-style-name="P4" draw:layer="layout" svg:width="0.761cm" svg:height="0.502cm" svg:x="2.351cm" svg:y="22.31cm">
          <draw:text-box>
            <text:p text:style-name="P3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4" draw:text-style-name="P4" draw:layer="layout" svg:width="1.061cm" svg:height="0.399cm" svg:x="2.351cm" svg:y="19.216cm">
          <draw:text-box>
            <text:p text:style-name="P3"><text:span text:style-name="T3"><text:s/></text:span><text:span text:style-name="T3">pop </text:span></text:p>
          </draw:text-box>
        </draw:frame>
        <draw:frame draw:style-name="gr3" draw:text-style-name="P4" draw:layer="layout" svg:width="0.761cm" svg:height="0.502cm" svg:x="2.351cm" svg:y="21.369cm">
          <draw:text-box>
            <text:p text:style-name="P3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3" draw:text-style-name="P4" draw:layer="layout" svg:width="0.761cm" svg:height="0.502cm" svg:x="2.351cm" svg:y="20.754cm">
          <draw:text-box>
            <text:p text:style-name="P3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3" draw:text-style-name="P4" draw:layer="layout" svg:width="0.761cm" svg:height="0.502cm" svg:x="2.351cm" svg:y="20.138cm">
          <draw:text-box>
            <text:p text:style-name="P3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5" draw:text-style-name="P5" draw:layer="layout" draw:type="line" svg:x1="3.944cm" svg:y1="19.54cm" svg:x2="4.648cm" svg:y2="21.423cm" draw:start-shape="id44" draw:start-glue-point="9" draw:end-shape="id45" draw:end-glue-point="5">
          <text:p text:style-name="P3"/>
        </draw:connector>
        <draw:connector draw:style-name="gr5" draw:text-style-name="P5" draw:layer="layout" draw:type="line" svg:x1="3.944cm" svg:y1="19.54cm" svg:x2="4.648cm" svg:y2="20.808cm" draw:start-shape="id44" draw:start-glue-point="9" draw:end-shape="id46" draw:end-glue-point="5">
          <text:p text:style-name="P3"/>
        </draw:connector>
        <draw:frame draw:style-name="gr6" draw:text-style-name="P6" draw:layer="layout" svg:width="0.337cm" svg:height="0.502cm" svg:x="7.632cm" svg:y="23.866cm">
          <draw:text-box>
            <text:p text:style-name="P3"><text:span text:style-name="T5">w</text:span><text:span text:style-name="T2">t</text:span></text:p>
          </draw:text-box>
        </draw:frame>
        <draw:frame draw:style-name="gr6" draw:text-style-name="P7" draw:layer="layout" svg:width="0.582cm" svg:height="0.502cm" svg:x="4.514cm" svg:y="23.866cm">
          <draw:text-box>
            <text:p text:style-name="P3"><text:span text:style-name="T5">w</text:span><text:span text:style-name="T2">t-1</text:span></text:p>
          </draw:text-box>
        </draw:frame>
        <draw:connector draw:style-name="gr5" draw:text-style-name="P5" draw:layer="layout" draw:type="line" svg:x1="3.944cm" svg:y1="19.54cm" svg:x2="4.648cm" svg:y2="20.192cm" draw:start-shape="id44" draw:start-glue-point="9" draw:end-shape="id47" draw:end-glue-point="5">
          <text:p text:style-name="P3"/>
        </draw:connector>
        <draw:custom-shape draw:style-name="gr7" draw:text-style-name="P5" draw:id="id44" draw:layer="layout" svg:width="0.38cm" svg:height="0.38cm" svg:x="3.62cm" svg:y="19.21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5" draw:layer="layout" draw:type="curve" svg:x1="4.783cm" svg:y1="22.69cm" svg:x2="4.783cm" svg:y2="23.126cm" draw:start-shape="id48" draw:start-glue-point="8" draw:end-shape="id49" draw:end-glue-point="4">
          <text:p text:style-name="P3"/>
        </draw:connector>
        <draw:custom-shape draw:style-name="gr9" draw:text-style-name="P5" draw:id="id49" draw:layer="layout" svg:width="0.38cm" svg:height="0.38cm" svg:x="4.594cm" svg:y="23.12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5" draw:layer="layout" draw:type="line" svg:x1="4.975cm" svg:y1="20.327cm" svg:x2="7.596cm" svg:y2="20.327cm" draw:start-shape="id50" draw:start-glue-point="2" draw:end-shape="id51" draw:end-glue-point="6">
          <text:p text:style-name="P3"/>
        </draw:connector>
        <draw:connector draw:style-name="gr5" draw:text-style-name="P5" draw:layer="layout" draw:type="line" svg:x1="4.975cm" svg:y1="20.943cm" svg:x2="7.596cm" svg:y2="20.943cm" draw:start-shape="id52" draw:start-glue-point="2" draw:end-shape="id53" draw:end-glue-point="6">
          <text:p text:style-name="P3"/>
        </draw:connector>
        <draw:connector draw:style-name="gr5" draw:text-style-name="P5" draw:layer="layout" draw:type="line" svg:x1="4.975cm" svg:y1="21.558cm" svg:x2="7.596cm" svg:y2="21.558cm" draw:start-shape="id54" draw:start-glue-point="2" draw:end-shape="id55" draw:end-glue-point="6">
          <text:p text:style-name="P3"/>
        </draw:connector>
        <draw:connector draw:style-name="gr5" draw:text-style-name="P5" draw:id="id52" draw:layer="layout" draw:type="line" svg:x1="4.975cm" svg:y1="20.943cm" svg:x2="7.596cm" svg:y2="21.558cm" draw:end-shape="id55" draw:end-glue-point="6">
          <text:p text:style-name="P3"/>
        </draw:connector>
        <draw:connector draw:style-name="gr5" draw:text-style-name="P5" draw:layer="layout" draw:type="line" svg:x1="6.946cm" svg:y1="19.54cm" svg:x2="7.65cm" svg:y2="21.423cm" draw:start-shape="id56" draw:start-glue-point="9" draw:end-shape="id55" draw:end-glue-point="5">
          <text:p text:style-name="P3"/>
        </draw:connector>
        <draw:connector draw:style-name="gr5" draw:text-style-name="P5" draw:id="id50" draw:layer="layout" draw:type="line" svg:x1="4.975cm" svg:y1="20.327cm" svg:x2="7.596cm" svg:y2="20.943cm" draw:end-shape="id53" draw:end-glue-point="6">
          <text:p text:style-name="P3"/>
        </draw:connector>
        <draw:connector draw:style-name="gr5" draw:text-style-name="P5" draw:layer="layout" draw:type="line" svg:x1="6.946cm" svg:y1="19.54cm" svg:x2="7.65cm" svg:y2="20.808cm" draw:start-shape="id56" draw:start-glue-point="9" draw:end-shape="id53" draw:end-glue-point="5">
          <text:p text:style-name="P3"/>
        </draw:connector>
        <draw:connector draw:style-name="gr5" draw:text-style-name="P5" draw:layer="layout" draw:type="line" svg:x1="4.975cm" svg:y1="20.943cm" svg:x2="7.596cm" svg:y2="20.327cm" draw:start-shape="id52" draw:start-glue-point="2" draw:end-shape="id51" draw:end-glue-point="6">
          <text:p text:style-name="P3"/>
        </draw:connector>
        <draw:connector draw:style-name="gr5" draw:text-style-name="P5" draw:id="id54" draw:layer="layout" draw:type="line" svg:x1="4.975cm" svg:y1="21.558cm" svg:x2="7.596cm" svg:y2="20.943cm" draw:end-shape="id53" draw:end-glue-point="6">
          <text:p text:style-name="P3"/>
        </draw:connector>
        <draw:connector draw:style-name="gr5" draw:text-style-name="P5" draw:layer="layout" draw:type="line" svg:x1="4.974cm" svg:y1="22.499cm" svg:x2="7.596cm" svg:y2="21.558cm" draw:start-shape="id48" draw:start-glue-point="10" draw:end-shape="id55" draw:end-glue-point="6">
          <text:p text:style-name="P3"/>
        </draw:connector>
        <draw:connector draw:style-name="gr5" draw:text-style-name="P5" draw:layer="layout" draw:type="line" svg:x1="6.946cm" svg:y1="19.54cm" svg:x2="7.65cm" svg:y2="20.192cm" draw:start-shape="id56" draw:start-glue-point="9" draw:end-shape="id51" draw:end-glue-point="5">
          <text:p text:style-name="P3"/>
        </draw:connector>
        <draw:connector draw:style-name="gr10" draw:text-style-name="P5" draw:layer="layout" draw:type="line" svg:x1="4.918cm" svg:y1="20.192cm" svg:x2="6.676cm" svg:y2="19.54cm" draw:start-shape="id47" draw:start-glue-point="11" draw:end-shape="id56" draw:end-glue-point="7">
          <text:p text:style-name="P3"/>
        </draw:connector>
        <draw:connector draw:style-name="gr10" draw:text-style-name="P5" draw:layer="layout" draw:type="line" svg:x1="4.918cm" svg:y1="20.808cm" svg:x2="6.676cm" svg:y2="19.54cm" draw:start-shape="id46" draw:start-glue-point="11" draw:end-shape="id56" draw:end-glue-point="7">
          <text:p text:style-name="P3"/>
        </draw:connector>
        <draw:connector draw:style-name="gr10" draw:text-style-name="P5" draw:layer="layout" draw:type="line" svg:x1="4.918cm" svg:y1="21.423cm" svg:x2="6.676cm" svg:y2="19.54cm" draw:start-shape="id45" draw:start-glue-point="11" draw:end-shape="id56" draw:end-glue-point="7">
          <text:p text:style-name="P3"/>
        </draw:connector>
        <draw:connector draw:style-name="gr10" draw:text-style-name="P5" draw:layer="layout" draw:type="line" svg:x1="4.918cm" svg:y1="22.364cm" svg:x2="6.676cm" svg:y2="19.54cm" draw:start-shape="id48" draw:start-glue-point="11" draw:end-shape="id56" draw:end-glue-point="7">
          <text:p text:style-name="P3"/>
        </draw:connector>
        <draw:connector draw:style-name="gr12" draw:text-style-name="P5" draw:layer="layout" draw:type="curve" svg:x1="7.785cm" svg:y1="22.69cm" svg:x2="7.785cm" svg:y2="23.126cm" draw:start-shape="id57" draw:start-glue-point="8" draw:end-shape="id58" draw:end-glue-point="4">
          <text:p text:style-name="P3"/>
        </draw:connector>
        <draw:custom-shape draw:style-name="gr9" draw:text-style-name="P5" draw:id="id58" draw:layer="layout" svg:width="0.38cm" svg:height="0.38cm" svg:x="7.596cm" svg:y="23.12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2" draw:text-style-name="P5" draw:layer="layout" draw:type="curve" svg:x1="7.785cm" svg:y1="21.749cm" svg:x2="7.785cm" svg:y2="22.31cm" draw:start-shape="id55" draw:start-glue-point="8" draw:end-shape="id57" draw:end-glue-point="4">
          <text:p text:style-name="P3"/>
        </draw:connector>
        <draw:connector draw:style-name="gr12" draw:text-style-name="P5" draw:layer="layout" draw:type="curve" draw:line-skew="0.396cm 1.837cm" svg:x1="7.65cm" svg:y1="21.078cm" svg:x2="7.785cm" svg:y2="22.31cm" draw:start-shape="id53" draw:start-glue-point="7" draw:end-shape="id57" draw:end-glue-point="4">
          <text:p text:style-name="P3"/>
        </draw:connector>
        <draw:connector draw:style-name="gr12" draw:text-style-name="P5" draw:layer="layout" draw:type="curve" draw:line-skew="0.157cm 0.67cm" svg:x1="7.65cm" svg:y1="20.462cm" svg:x2="7.785cm" svg:y2="22.31cm" draw:start-shape="id51" draw:start-glue-point="7" draw:end-shape="id57" draw:end-glue-point="4">
          <text:p text:style-name="P3"/>
        </draw:connector>
        <draw:connector draw:style-name="gr8" draw:text-style-name="P5" draw:layer="layout" draw:type="curve" draw:line-skew="0.326cm 1.793cm" svg:x1="4.648cm" svg:y1="21.078cm" svg:x2="4.783cm" svg:y2="22.31cm" draw:start-shape="id46" draw:start-glue-point="7" draw:end-shape="id48" draw:end-glue-point="4">
          <text:p text:style-name="P3"/>
        </draw:connector>
        <draw:connector draw:style-name="gr8" draw:text-style-name="P5" draw:layer="layout" draw:type="curve" draw:line-skew="0.128cm 0.624cm" svg:x1="4.648cm" svg:y1="20.462cm" svg:x2="4.783cm" svg:y2="22.31cm" draw:start-shape="id47" draw:start-glue-point="7" draw:end-shape="id48" draw:end-glue-point="4">
          <text:p text:style-name="P3"/>
        </draw:connector>
        <draw:connector draw:style-name="gr8" draw:text-style-name="P5" draw:layer="layout" draw:type="curve" svg:x1="4.783cm" svg:y1="21.749cm" svg:x2="4.783cm" svg:y2="22.31cm" draw:start-shape="id45" draw:start-glue-point="8" draw:end-shape="id48" draw:end-glue-point="4">
          <text:p text:style-name="P3"/>
        </draw:connector>
        <draw:connector draw:style-name="gr12" draw:text-style-name="P5" draw:layer="layout" draw:type="curve" draw:line-skew="-0.177cm 0.392cm" svg:x1="7.976cm" svg:y1="21.558cm" svg:x2="7.785cm" svg:y2="23.126cm" draw:start-shape="id55" draw:start-glue-point="10" draw:end-shape="id58" draw:end-glue-point="4">
          <text:p text:style-name="P3"/>
        </draw:connector>
        <draw:connector draw:style-name="gr12" draw:text-style-name="P5" draw:layer="layout" draw:type="curve" draw:line-skew="0cm 0.739cm" svg:x1="7.976cm" svg:y1="20.943cm" svg:x2="7.785cm" svg:y2="23.126cm" draw:start-shape="id53" draw:start-glue-point="10" draw:end-shape="id58" draw:end-glue-point="4">
          <text:p text:style-name="P3"/>
        </draw:connector>
        <draw:connector draw:style-name="gr12" draw:text-style-name="P5" draw:layer="layout" draw:type="curve" draw:line-skew="0.168cm 1.093cm" svg:x1="7.976cm" svg:y1="20.327cm" svg:x2="7.785cm" svg:y2="23.126cm" draw:start-shape="id51" draw:start-glue-point="10" draw:end-shape="id58" draw:end-glue-point="4">
          <text:p text:style-name="P3"/>
        </draw:connector>
        <draw:connector draw:style-name="gr8" draw:text-style-name="P5" draw:layer="layout" draw:type="curve" draw:line-skew="-0.178cm 0.354cm" svg:x1="4.974cm" svg:y1="21.558cm" svg:x2="4.783cm" svg:y2="23.126cm" draw:start-shape="id45" draw:start-glue-point="10" draw:end-shape="id49" draw:end-glue-point="4">
          <text:p text:style-name="P3"/>
        </draw:connector>
        <draw:connector draw:style-name="gr8" draw:text-style-name="P5" draw:layer="layout" draw:type="curve" draw:line-skew="0.012cm 0.71cm" svg:x1="4.974cm" svg:y1="20.943cm" svg:x2="4.783cm" svg:y2="23.126cm" draw:start-shape="id46" draw:start-glue-point="10" draw:end-shape="id49" draw:end-glue-point="4">
          <text:p text:style-name="P3"/>
        </draw:connector>
        <draw:connector draw:style-name="gr8" draw:text-style-name="P5" draw:layer="layout" draw:type="curve" draw:line-skew="0.17cm 1.075cm" svg:x1="4.974cm" svg:y1="20.327cm" svg:x2="4.783cm" svg:y2="23.126cm" draw:start-shape="id47" draw:start-glue-point="10" draw:end-shape="id49" draw:end-glue-point="4">
          <text:p text:style-name="P3"/>
        </draw:connector>
        <draw:custom-shape draw:style-name="gr1" draw:text-style-name="P2" draw:layer="layout" svg:width="2.7cm" svg:height="5.187cm" svg:x="3.393cm" svg:y="24.651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7cm" svg:height="5.187cm" svg:x="6.376cm" svg:y="24.651cm">
          <text:p text:style-name="P1"><text:span text:style-name="T1">chunk</text:span><text:span text:style-name="T2">t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0.756cm" svg:height="0.399cm" svg:x="2.351cm" svg:y="29.226cm">
          <draw:text-box>
            <text:p text:style-name="P3"><text:span text:style-name="T3"><text:s/></text:span><text:span text:style-name="T3">w </text:span></text:p>
          </draw:text-box>
        </draw:frame>
        <draw:frame draw:style-name="gr3" draw:text-style-name="P4" draw:layer="layout" svg:width="0.761cm" svg:height="0.502cm" svg:x="2.351cm" svg:y="28.41cm">
          <draw:text-box>
            <text:p text:style-name="P3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4" draw:text-style-name="P4" draw:layer="layout" svg:width="1.061cm" svg:height="0.399cm" svg:x="2.351cm" svg:y="25.316cm">
          <draw:text-box>
            <text:p text:style-name="P3"><text:span text:style-name="T3"><text:s/></text:span><text:span text:style-name="T3">pop </text:span></text:p>
          </draw:text-box>
        </draw:frame>
        <draw:frame draw:style-name="gr3" draw:text-style-name="P4" draw:layer="layout" svg:width="0.761cm" svg:height="0.502cm" svg:x="2.351cm" svg:y="27.469cm">
          <draw:text-box>
            <text:p text:style-name="P3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3" draw:text-style-name="P4" draw:layer="layout" svg:width="0.761cm" svg:height="0.502cm" svg:x="2.351cm" svg:y="26.854cm">
          <draw:text-box>
            <text:p text:style-name="P3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3" draw:text-style-name="P4" draw:layer="layout" svg:width="0.761cm" svg:height="0.502cm" svg:x="2.351cm" svg:y="26.238cm">
          <draw:text-box>
            <text:p text:style-name="P3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5" draw:text-style-name="P5" draw:layer="layout" draw:type="line" svg:x1="3.944cm" svg:y1="25.64cm" svg:x2="4.648cm" svg:y2="27.523cm" draw:start-shape="id59" draw:start-glue-point="9" draw:end-shape="id60" draw:end-glue-point="5">
          <text:p text:style-name="P3"/>
        </draw:connector>
        <draw:connector draw:style-name="gr5" draw:text-style-name="P5" draw:layer="layout" draw:type="line" svg:x1="3.944cm" svg:y1="25.64cm" svg:x2="4.648cm" svg:y2="26.908cm" draw:start-shape="id59" draw:start-glue-point="9" draw:end-shape="id61" draw:end-glue-point="5">
          <text:p text:style-name="P3"/>
        </draw:connector>
        <draw:frame draw:style-name="gr6" draw:text-style-name="P6" draw:layer="layout" svg:width="0.337cm" svg:height="0.502cm" svg:x="7.632cm" svg:y="29.966cm">
          <draw:text-box>
            <text:p text:style-name="P3"><text:span text:style-name="T5">w</text:span><text:span text:style-name="T2">t</text:span></text:p>
          </draw:text-box>
        </draw:frame>
        <draw:frame draw:style-name="gr6" draw:text-style-name="P7" draw:layer="layout" svg:width="0.582cm" svg:height="0.502cm" svg:x="4.514cm" svg:y="29.966cm">
          <draw:text-box>
            <text:p text:style-name="P3"><text:span text:style-name="T5">w</text:span><text:span text:style-name="T2">t-1</text:span></text:p>
          </draw:text-box>
        </draw:frame>
        <draw:connector draw:style-name="gr5" draw:text-style-name="P5" draw:layer="layout" draw:type="line" svg:x1="3.944cm" svg:y1="25.64cm" svg:x2="4.648cm" svg:y2="26.292cm" draw:start-shape="id59" draw:start-glue-point="9" draw:end-shape="id62" draw:end-glue-point="5">
          <text:p text:style-name="P3"/>
        </draw:connector>
        <draw:custom-shape draw:style-name="gr7" draw:text-style-name="P5" draw:id="id59" draw:layer="layout" svg:width="0.38cm" svg:height="0.38cm" svg:x="3.62cm" svg:y="25.31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5" draw:layer="layout" draw:type="curve" svg:x1="4.783cm" svg:y1="28.79cm" svg:x2="4.783cm" svg:y2="29.226cm" draw:start-shape="id63" draw:start-glue-point="8" draw:end-shape="id64" draw:end-glue-point="4">
          <text:p text:style-name="P3"/>
        </draw:connector>
        <draw:custom-shape draw:style-name="gr9" draw:text-style-name="P5" draw:id="id64" draw:layer="layout" svg:width="0.38cm" svg:height="0.38cm" svg:x="4.594cm" svg:y="29.22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5" draw:layer="layout" draw:type="line" svg:x1="4.975cm" svg:y1="26.427cm" svg:x2="7.596cm" svg:y2="26.427cm" draw:start-shape="id65" draw:start-glue-point="2" draw:end-shape="id66" draw:end-glue-point="6">
          <text:p text:style-name="P3"/>
        </draw:connector>
        <draw:connector draw:style-name="gr5" draw:text-style-name="P5" draw:layer="layout" draw:type="line" svg:x1="4.975cm" svg:y1="27.043cm" svg:x2="7.596cm" svg:y2="27.043cm" draw:start-shape="id67" draw:start-glue-point="2" draw:end-shape="id68" draw:end-glue-point="6">
          <text:p text:style-name="P3"/>
        </draw:connector>
        <draw:connector draw:style-name="gr5" draw:text-style-name="P5" draw:layer="layout" draw:type="line" svg:x1="4.975cm" svg:y1="27.658cm" svg:x2="7.596cm" svg:y2="27.658cm" draw:start-shape="id69" draw:start-glue-point="2" draw:end-shape="id70" draw:end-glue-point="6">
          <text:p text:style-name="P3"/>
        </draw:connector>
        <draw:connector draw:style-name="gr5" draw:text-style-name="P5" draw:id="id67" draw:layer="layout" draw:type="line" svg:x1="4.975cm" svg:y1="27.043cm" svg:x2="7.596cm" svg:y2="27.658cm" draw:end-shape="id70" draw:end-glue-point="6">
          <text:p text:style-name="P3"/>
        </draw:connector>
        <draw:connector draw:style-name="gr5" draw:text-style-name="P5" draw:layer="layout" draw:type="line" svg:x1="4.974cm" svg:y1="26.428cm" svg:x2="7.596cm" svg:y2="27.658cm" draw:start-shape="id62" draw:end-shape="id70" draw:end-glue-point="6">
          <text:p text:style-name="P3"/>
        </draw:connector>
        <draw:connector draw:style-name="gr5" draw:text-style-name="P5" draw:layer="layout" draw:type="line" svg:x1="6.946cm" svg:y1="25.64cm" svg:x2="7.65cm" svg:y2="27.523cm" draw:start-shape="id71" draw:start-glue-point="9" draw:end-shape="id70" draw:end-glue-point="5">
          <text:p text:style-name="P3"/>
        </draw:connector>
        <draw:connector draw:style-name="gr5" draw:text-style-name="P5" draw:id="id65" draw:layer="layout" draw:type="line" svg:x1="4.975cm" svg:y1="26.427cm" svg:x2="7.596cm" svg:y2="27.043cm" draw:end-shape="id68" draw:end-glue-point="6">
          <text:p text:style-name="P3"/>
        </draw:connector>
        <draw:connector draw:style-name="gr5" draw:text-style-name="P5" draw:layer="layout" draw:type="line" svg:x1="6.946cm" svg:y1="25.64cm" svg:x2="7.65cm" svg:y2="26.908cm" draw:start-shape="id71" draw:start-glue-point="9" draw:end-shape="id68" draw:end-glue-point="5">
          <text:p text:style-name="P3"/>
        </draw:connector>
        <draw:connector draw:style-name="gr5" draw:text-style-name="P5" draw:layer="layout" draw:type="line" svg:x1="4.975cm" svg:y1="27.043cm" svg:x2="7.596cm" svg:y2="26.427cm" draw:start-shape="id67" draw:start-glue-point="2" draw:end-shape="id66" draw:end-glue-point="6">
          <text:p text:style-name="P3"/>
        </draw:connector>
        <draw:connector draw:style-name="gr5" draw:text-style-name="P5" draw:id="id69" draw:layer="layout" draw:type="line" svg:x1="4.975cm" svg:y1="27.658cm" svg:x2="7.596cm" svg:y2="27.043cm" draw:end-shape="id68" draw:end-glue-point="6">
          <text:p text:style-name="P3"/>
        </draw:connector>
        <draw:connector draw:style-name="gr5" draw:text-style-name="P5" draw:layer="layout" draw:type="line" svg:x1="4.974cm" svg:y1="28.599cm" svg:x2="7.596cm" svg:y2="27.658cm" draw:start-shape="id63" draw:start-glue-point="10" draw:end-shape="id70" draw:end-glue-point="6">
          <text:p text:style-name="P3"/>
        </draw:connector>
        <draw:connector draw:style-name="gr5" draw:text-style-name="P5" draw:layer="layout" draw:type="line" svg:x1="6.946cm" svg:y1="25.64cm" svg:x2="7.65cm" svg:y2="26.292cm" draw:start-shape="id71" draw:start-glue-point="9" draw:end-shape="id66" draw:end-glue-point="5">
          <text:p text:style-name="P3"/>
        </draw:connector>
        <draw:connector draw:style-name="gr10" draw:text-style-name="P5" draw:layer="layout" draw:type="line" svg:x1="4.918cm" svg:y1="26.292cm" svg:x2="6.676cm" svg:y2="25.64cm" draw:start-shape="id62" draw:start-glue-point="11" draw:end-shape="id71" draw:end-glue-point="7">
          <text:p text:style-name="P3"/>
        </draw:connector>
        <draw:connector draw:style-name="gr10" draw:text-style-name="P5" draw:layer="layout" draw:type="line" svg:x1="4.918cm" svg:y1="26.908cm" svg:x2="6.676cm" svg:y2="25.64cm" draw:start-shape="id61" draw:start-glue-point="11" draw:end-shape="id71" draw:end-glue-point="7">
          <text:p text:style-name="P3"/>
        </draw:connector>
        <draw:connector draw:style-name="gr10" draw:text-style-name="P5" draw:layer="layout" draw:type="line" svg:x1="4.918cm" svg:y1="27.523cm" svg:x2="6.676cm" svg:y2="25.64cm" draw:start-shape="id60" draw:start-glue-point="11" draw:end-shape="id71" draw:end-glue-point="7">
          <text:p text:style-name="P3"/>
        </draw:connector>
        <draw:connector draw:style-name="gr10" draw:text-style-name="P5" draw:layer="layout" draw:type="line" svg:x1="4.918cm" svg:y1="28.464cm" svg:x2="6.676cm" svg:y2="25.64cm" draw:start-shape="id63" draw:start-glue-point="11" draw:end-shape="id71" draw:end-glue-point="7">
          <text:p text:style-name="P3"/>
        </draw:connector>
        <draw:connector draw:style-name="gr12" draw:text-style-name="P5" draw:layer="layout" draw:type="curve" svg:x1="7.785cm" svg:y1="28.79cm" svg:x2="7.785cm" svg:y2="29.226cm" draw:start-shape="id72" draw:start-glue-point="8" draw:end-shape="id73" draw:end-glue-point="4">
          <text:p text:style-name="P3"/>
        </draw:connector>
        <draw:custom-shape draw:style-name="gr9" draw:text-style-name="P5" draw:id="id73" draw:layer="layout" svg:width="0.38cm" svg:height="0.38cm" svg:x="7.596cm" svg:y="29.22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2" draw:text-style-name="P5" draw:layer="layout" draw:type="curve" svg:x1="7.785cm" svg:y1="27.849cm" svg:x2="7.785cm" svg:y2="28.41cm" draw:start-shape="id70" draw:start-glue-point="8" draw:end-shape="id72" draw:end-glue-point="4">
          <text:p text:style-name="P3"/>
        </draw:connector>
        <draw:connector draw:style-name="gr12" draw:text-style-name="P5" draw:layer="layout" draw:type="curve" draw:line-skew="0.396cm 1.837cm" svg:x1="7.65cm" svg:y1="27.178cm" svg:x2="7.785cm" svg:y2="28.41cm" draw:start-shape="id68" draw:start-glue-point="7" draw:end-shape="id72" draw:end-glue-point="4">
          <text:p text:style-name="P3"/>
        </draw:connector>
        <draw:connector draw:style-name="gr12" draw:text-style-name="P5" draw:layer="layout" draw:type="curve" draw:line-skew="0.157cm 0.67cm" svg:x1="7.65cm" svg:y1="26.562cm" svg:x2="7.785cm" svg:y2="28.41cm" draw:start-shape="id66" draw:start-glue-point="7" draw:end-shape="id72" draw:end-glue-point="4">
          <text:p text:style-name="P3"/>
        </draw:connector>
        <draw:connector draw:style-name="gr8" draw:text-style-name="P5" draw:layer="layout" draw:type="curve" draw:line-skew="0.326cm 1.793cm" svg:x1="4.648cm" svg:y1="27.178cm" svg:x2="4.783cm" svg:y2="28.41cm" draw:start-shape="id61" draw:start-glue-point="7" draw:end-shape="id63" draw:end-glue-point="4">
          <text:p text:style-name="P3"/>
        </draw:connector>
        <draw:connector draw:style-name="gr8" draw:text-style-name="P5" draw:layer="layout" draw:type="curve" draw:line-skew="0.128cm 0.624cm" svg:x1="4.648cm" svg:y1="26.562cm" svg:x2="4.783cm" svg:y2="28.41cm" draw:start-shape="id62" draw:start-glue-point="7" draw:end-shape="id63" draw:end-glue-point="4">
          <text:p text:style-name="P3"/>
        </draw:connector>
        <draw:connector draw:style-name="gr8" draw:text-style-name="P5" draw:layer="layout" draw:type="curve" svg:x1="4.783cm" svg:y1="27.849cm" svg:x2="4.783cm" svg:y2="28.41cm" draw:start-shape="id60" draw:start-glue-point="8" draw:end-shape="id63" draw:end-glue-point="4">
          <text:p text:style-name="P3"/>
        </draw:connector>
        <draw:connector draw:style-name="gr12" draw:text-style-name="P5" draw:layer="layout" draw:type="curve" draw:line-skew="-0.177cm 0.392cm" svg:x1="7.976cm" svg:y1="27.658cm" svg:x2="7.785cm" svg:y2="29.226cm" draw:start-shape="id70" draw:start-glue-point="10" draw:end-shape="id73" draw:end-glue-point="4">
          <text:p text:style-name="P3"/>
        </draw:connector>
        <draw:connector draw:style-name="gr12" draw:text-style-name="P5" draw:layer="layout" draw:type="curve" draw:line-skew="0cm 0.739cm" svg:x1="7.976cm" svg:y1="27.043cm" svg:x2="7.785cm" svg:y2="29.226cm" draw:start-shape="id68" draw:start-glue-point="10" draw:end-shape="id73" draw:end-glue-point="4">
          <text:p text:style-name="P3"/>
        </draw:connector>
        <draw:connector draw:style-name="gr12" draw:text-style-name="P5" draw:layer="layout" draw:type="curve" draw:line-skew="0.168cm 1.093cm" svg:x1="7.976cm" svg:y1="26.427cm" svg:x2="7.785cm" svg:y2="29.226cm" draw:start-shape="id66" draw:start-glue-point="10" draw:end-shape="id73" draw:end-glue-point="4">
          <text:p text:style-name="P3"/>
        </draw:connector>
        <draw:connector draw:style-name="gr8" draw:text-style-name="P5" draw:layer="layout" draw:type="curve" draw:line-skew="-0.178cm 0.354cm" svg:x1="4.974cm" svg:y1="27.658cm" svg:x2="4.783cm" svg:y2="29.226cm" draw:start-shape="id60" draw:start-glue-point="10" draw:end-shape="id64" draw:end-glue-point="4">
          <text:p text:style-name="P3"/>
        </draw:connector>
        <draw:connector draw:style-name="gr8" draw:text-style-name="P5" draw:layer="layout" draw:type="curve" draw:line-skew="0.012cm 0.71cm" svg:x1="4.974cm" svg:y1="27.043cm" svg:x2="4.783cm" svg:y2="29.226cm" draw:start-shape="id61" draw:start-glue-point="10" draw:end-shape="id64" draw:end-glue-point="4">
          <text:p text:style-name="P3"/>
        </draw:connector>
        <draw:connector draw:style-name="gr8" draw:text-style-name="P5" draw:layer="layout" draw:type="curve" draw:line-skew="0.17cm 1.075cm" svg:x1="4.974cm" svg:y1="26.427cm" svg:x2="4.783cm" svg:y2="29.226cm" draw:start-shape="id62" draw:start-glue-point="10" draw:end-shape="id64" draw:end-glue-point="4">
          <text:p text:style-name="P3"/>
        </draw:connector>
        <draw:custom-shape draw:style-name="gr13" draw:text-style-name="P5" draw:id="id5" draw:layer="layout" svg:width="0.38cm" svg:height="0.38cm" svg:x="4.594cm" svg:y="4.0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2" draw:layer="layout" svg:width="0.38cm" svg:height="0.38cm" svg:x="4.594cm" svg:y="3.06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3" draw:layer="layout" svg:width="0.38cm" svg:height="0.38cm" svg:x="4.594cm" svg:y="2.45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4" draw:layer="layout" svg:width="0.38cm" svg:height="0.38cm" svg:x="4.594cm" svg:y="1.83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14" draw:layer="layout" svg:width="0.38cm" svg:height="0.38cm" svg:x="7.596cm" svg:y="4.0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12" draw:layer="layout" svg:width="0.38cm" svg:height="0.38cm" svg:x="7.596cm" svg:y="3.06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10" draw:layer="layout" svg:width="0.38cm" svg:height="0.38cm" svg:x="7.596cm" svg:y="2.45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8" draw:layer="layout" svg:width="0.38cm" svg:height="0.38cm" svg:x="7.596cm" svg:y="1.83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4" draw:text-style-name="P5" draw:layer="layout" draw:type="line" svg:x1="4.975cm" svg:y1="2.643cm" svg:x2="7.596cm" svg:y2="2.027cm" draw:start-shape="id9" draw:start-glue-point="2" draw:end-shape="id8" draw:end-glue-point="6">
          <text:p text:style-name="P3"/>
        </draw:connector>
        <draw:connector draw:style-name="gr14" draw:text-style-name="P5" draw:id="id11" draw:layer="layout" draw:type="line" svg:x1="4.975cm" svg:y1="3.258cm" svg:x2="7.596cm" svg:y2="2.643cm" draw:end-shape="id10" draw:end-glue-point="6">
          <text:p text:style-name="P3"/>
        </draw:connector>
        <draw:connector draw:style-name="gr14" draw:text-style-name="P5" draw:layer="layout" draw:type="line" svg:x1="4.974cm" svg:y1="4.199cm" svg:x2="7.596cm" svg:y2="3.258cm" draw:start-shape="id5" draw:start-glue-point="10" draw:end-shape="id12" draw:end-glue-point="6">
          <text:p text:style-name="P3"/>
        </draw:connector>
        <draw:connector draw:style-name="gr12" draw:text-style-name="P5" draw:layer="layout" draw:type="curve" draw:line-skew="0.396cm 1.837cm" svg:x1="7.65cm" svg:y1="2.778cm" svg:x2="7.785cm" svg:y2="4.01cm" draw:start-shape="id10" draw:start-glue-point="7" draw:end-shape="id14" draw:end-glue-point="4">
          <text:p text:style-name="P3"/>
        </draw:connector>
        <draw:connector draw:style-name="gr12" draw:text-style-name="P5" draw:layer="layout" draw:type="curve" draw:line-skew="0.157cm 0.67cm" svg:x1="7.65cm" svg:y1="2.162cm" svg:x2="7.785cm" svg:y2="4.01cm" draw:start-shape="id8" draw:start-glue-point="7" draw:end-shape="id14" draw:end-glue-point="4">
          <text:p text:style-name="P3"/>
        </draw:connector>
        <draw:custom-shape draw:style-name="gr13" draw:text-style-name="P5" draw:id="id20" draw:layer="layout" svg:width="0.38cm" svg:height="0.38cm" svg:x="4.594cm" svg:y="10.1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17" draw:layer="layout" svg:width="0.38cm" svg:height="0.38cm" svg:x="4.594cm" svg:y="9.16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18" draw:layer="layout" svg:width="0.38cm" svg:height="0.38cm" svg:x="4.594cm" svg:y="8.55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19" draw:layer="layout" svg:width="0.38cm" svg:height="0.38cm" svg:x="4.594cm" svg:y="7.93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22" draw:layer="layout" svg:width="0.38cm" svg:height="0.38cm" svg:x="7.596cm" svg:y="9.16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24" draw:layer="layout" svg:width="0.38cm" svg:height="0.38cm" svg:x="7.596cm" svg:y="8.55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26" draw:layer="layout" svg:width="0.38cm" svg:height="0.38cm" svg:x="7.596cm" svg:y="7.93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4" draw:text-style-name="P5" draw:layer="layout" draw:type="line" svg:x1="4.975cm" svg:y1="8.127cm" svg:x2="7.596cm" svg:y2="8.127cm" draw:start-shape="id74" draw:start-glue-point="2" draw:end-shape="id26" draw:end-glue-point="6">
          <text:p text:style-name="P3"/>
        </draw:connector>
        <draw:connector draw:style-name="gr14" draw:text-style-name="P5" draw:layer="layout" draw:type="line" svg:x1="4.975cm" svg:y1="8.743cm" svg:x2="7.596cm" svg:y2="8.743cm" draw:start-shape="id25" draw:start-glue-point="2" draw:end-shape="id24" draw:end-glue-point="6">
          <text:p text:style-name="P3"/>
        </draw:connector>
        <draw:connector draw:style-name="gr14" draw:text-style-name="P5" draw:layer="layout" draw:type="line" svg:x1="4.975cm" svg:y1="9.358cm" svg:x2="7.596cm" svg:y2="9.358cm" draw:start-shape="id75" draw:start-glue-point="2" draw:end-shape="id22" draw:end-glue-point="6">
          <text:p text:style-name="P3"/>
        </draw:connector>
        <draw:custom-shape draw:style-name="gr13" draw:text-style-name="P5" draw:id="id33" draw:layer="layout" svg:width="0.38cm" svg:height="0.38cm" svg:x="4.594cm" svg:y="16.2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30" draw:layer="layout" svg:width="0.38cm" svg:height="0.38cm" svg:x="4.594cm" svg:y="15.26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31" draw:layer="layout" svg:width="0.38cm" svg:height="0.38cm" svg:x="4.594cm" svg:y="14.65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32" draw:layer="layout" svg:width="0.38cm" svg:height="0.38cm" svg:x="4.594cm" svg:y="14.03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" draw:text-style-name="P8" draw:id="id41" draw:layer="layout" svg:width="0.38cm" svg:height="0.38cm" svg:x="6.622cm" svg:y="13.116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42" draw:layer="layout" svg:width="0.38cm" svg:height="0.38cm" svg:x="7.596cm" svg:y="16.2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40" draw:layer="layout" svg:width="0.38cm" svg:height="0.38cm" svg:x="7.596cm" svg:y="15.26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38" draw:layer="layout" svg:width="0.38cm" svg:height="0.38cm" svg:x="7.596cm" svg:y="14.65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36" draw:layer="layout" svg:width="0.38cm" svg:height="0.38cm" svg:x="7.596cm" svg:y="14.03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4" draw:text-style-name="P5" draw:id="id37" draw:layer="layout" draw:type="line" svg:x1="4.975cm" svg:y1="14.843cm" svg:x2="7.596cm" svg:y2="15.458cm" draw:end-shape="id40" draw:end-glue-point="6">
          <text:p text:style-name="P3"/>
        </draw:connector>
        <draw:connector draw:style-name="gr14" draw:text-style-name="P5" draw:id="id35" draw:layer="layout" draw:type="line" svg:x1="4.975cm" svg:y1="14.227cm" svg:x2="7.596cm" svg:y2="14.843cm" draw:end-shape="id38" draw:end-glue-point="6">
          <text:p text:style-name="P3"/>
        </draw:connector>
        <draw:custom-shape draw:style-name="gr13" draw:text-style-name="P5" draw:id="id48" draw:layer="layout" svg:width="0.38cm" svg:height="0.38cm" svg:x="4.594cm" svg:y="22.3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45" draw:layer="layout" svg:width="0.38cm" svg:height="0.38cm" svg:x="4.594cm" svg:y="21.36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46" draw:layer="layout" svg:width="0.38cm" svg:height="0.38cm" svg:x="4.594cm" svg:y="20.75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47" draw:layer="layout" svg:width="0.38cm" svg:height="0.38cm" svg:x="4.594cm" svg:y="20.13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" draw:text-style-name="P8" draw:id="id56" draw:layer="layout" svg:width="0.38cm" svg:height="0.38cm" svg:x="6.622cm" svg:y="19.216cm">
          <text:p text:style-name="P1"><text:span text:style-name="T6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57" draw:layer="layout" svg:width="0.38cm" svg:height="0.38cm" svg:x="7.596cm" svg:y="22.3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55" draw:layer="layout" svg:width="0.38cm" svg:height="0.38cm" svg:x="7.596cm" svg:y="21.36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53" draw:layer="layout" svg:width="0.38cm" svg:height="0.38cm" svg:x="7.596cm" svg:y="20.75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51" draw:layer="layout" svg:width="0.38cm" svg:height="0.38cm" svg:x="7.596cm" svg:y="20.13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4" draw:text-style-name="P5" draw:layer="layout" draw:type="line" svg:x1="4.974cm" svg:y1="20.328cm" svg:x2="7.596cm" svg:y2="21.558cm" draw:start-shape="id47" draw:end-shape="id55" draw:end-glue-point="6">
          <text:p text:style-name="P3"/>
        </draw:connector>
        <draw:custom-shape draw:style-name="gr13" draw:text-style-name="P5" draw:id="id63" draw:layer="layout" svg:width="0.38cm" svg:height="0.38cm" svg:x="4.594cm" svg:y="28.4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60" draw:layer="layout" svg:width="0.38cm" svg:height="0.38cm" svg:x="4.594cm" svg:y="27.46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61" draw:layer="layout" svg:width="0.38cm" svg:height="0.38cm" svg:x="4.594cm" svg:y="26.85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62" draw:layer="layout" svg:width="0.38cm" svg:height="0.38cm" svg:x="4.594cm" svg:y="26.23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" draw:text-style-name="P8" draw:id="id71" draw:layer="layout" svg:width="0.38cm" svg:height="0.38cm" svg:x="6.622cm" svg:y="25.316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72" draw:layer="layout" svg:width="0.38cm" svg:height="0.38cm" svg:x="7.596cm" svg:y="28.4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70" draw:layer="layout" svg:width="0.38cm" svg:height="0.38cm" svg:x="7.596cm" svg:y="27.46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68" draw:layer="layout" svg:width="0.38cm" svg:height="0.38cm" svg:x="7.596cm" svg:y="26.85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66" draw:layer="layout" svg:width="0.38cm" svg:height="0.38cm" svg:x="7.596cm" svg:y="26.23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10" draw:layer="layout" svg:width="1.907cm" svg:height="0.399cm" svg:x="0.183cm" svg:y="2.188cm">
          <draw:text-box>
            <text:p text:style-name="P9"><text:span text:style-name="T7"><text:s/></text:span><text:span text:style-name="T7">pop = 0 </text:span></text:p>
          </draw:text-box>
        </draw:frame>
        <draw:frame draw:style-name="gr4" draw:text-style-name="P10" draw:layer="layout" svg:width="1.907cm" svg:height="0.399cm" svg:x="0.184cm" svg:y="8.388cm">
          <draw:text-box>
            <text:p text:style-name="P9"><text:span text:style-name="T7"><text:s/></text:span><text:span text:style-name="T7">pop = 1 </text:span></text:p>
          </draw:text-box>
        </draw:frame>
        <draw:frame draw:style-name="gr4" draw:text-style-name="P10" draw:layer="layout" svg:width="1.907cm" svg:height="0.399cm" svg:x="0.185cm" svg:y="14.588cm">
          <draw:text-box>
            <text:p text:style-name="P9"><text:span text:style-name="T7"><text:s/></text:span><text:span text:style-name="T7">pop = 2 </text:span></text:p>
          </draw:text-box>
        </draw:frame>
        <draw:frame draw:style-name="gr4" draw:text-style-name="P10" draw:layer="layout" svg:width="1.907cm" svg:height="0.399cm" svg:x="0.186cm" svg:y="20.588cm">
          <draw:text-box>
            <text:p text:style-name="P9"><text:span text:style-name="T7"><text:s/></text:span><text:span text:style-name="T7">pop = 3 </text:span></text:p>
          </draw:text-box>
        </draw:frame>
        <draw:frame draw:style-name="gr4" draw:text-style-name="P10" draw:layer="layout" svg:width="1.907cm" svg:height="0.399cm" svg:x="0.187cm" svg:y="26.688cm">
          <draw:text-box>
            <text:p text:style-name="P9"><text:span text:style-name="T7"><text:s/></text:span><text:span text:style-name="T7">pop = 4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s" style:country-asian="ES" style:font-family-complex="Tahoma, Lucidasans, 'Lucida Sans', 'Arial Unicode MS'" style:font-pitch-complex="variable" style:font-size-complex="24pt" style:language-complex="es" style:country-complex="ES"/>
    </style:default-style>
    <style:style style:name="standard" style:family="graphic">
      <style:graphic-properties draw:stroke="dash" draw:stroke-dash="Ultrafine_20_Dashed" svg:stroke-width="0.025cm" svg:stroke-color="#000000" draw:marker-start-width="0.152cm" draw:marker-start-center="false" draw:marker-end="Arrow" draw:marker-end-width="0.05cm" draw:marker-end-center="false" draw:stroke-linejoin="round" draw:fill="solid" draw:fill-color="#c0c0c0" draw:fill-gradient-name="Gradient_20_7" draw:fill-hatch-name="Hatch_20_1" draw:fill-image-name="Bitmape_20_1" draw:fill-image-width="0cm" draw:fill-image-height="0cm" fo:wrap-option="no-wrap" draw:shadow="hidden" draw:shadow-offset-x="0.305cm" draw:shadow-offset-y="0.305cm" draw:shadow-color="#808080" draw:start-line-spacing-horizontal="0.6cm" draw:start-line-spacing-vertical="0.6cm" draw:end-line-spacing-horizontal="0.6cm" draw:end-line-spacing-vertical="0.6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2cm" fo:page-height="30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5-04-06T11:52:55</meta:creation-date>
    <dc:creator>Filip Jurcicek</dc:creator>
    <dc:date>2006-12-10T19:52:18</dc:date>
    <dc:language>en-US</dc:language>
    <meta:editing-cycles>48</meta:editing-cycles>
    <meta:editing-duration>PT8H5M0S</meta:editing-duration>
    <meta:user-defined meta:name="Info 1"/>
    <meta:user-defined meta:name="Info 2"/>
    <meta:user-defined meta:name="Info 3"/>
    <meta:user-defined meta:name="Info 4"/>
    <meta:document-statistic meta:object-count="280"/>
  </office:meta>
</office:document-meta>
</file>